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2500001E6300001DF9C34E0016.wmf" manifest:media-type=""/>
  <manifest:file-entry manifest:full-path="Pictures/20000032000015E000002153158F6F44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Standard/script-lb.xml" manifest:media-type="text/xml"/>
  <manifest:file-entry manifest:full-path="Basic/Standard/Sheet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182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page" style:column-width="2.35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Battery_20_Life_20_comparis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0000ff" style:diagonal-bl-tr="none" style:diagonal-tl-br="none" fo:border-left="1.76pt solid #000000" fo:padding="0.071cm" fo:border-right="none" style:rotation-align="none" fo:border-top="1.76pt solid #000000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order-bottom="none" fo:background-color="#99ccff" style:cell-protect="protected formula-hidden" style:print-content="tru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ccff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706cm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18" style:family="table-cell" style:parent-style-name="Default">
      <style:table-cell-properties fo:border-bottom="2.49pt double-thin #000000" style:border-line-width-bottom="0.018cm 0.053cm 0.018cm" fo:background-color="#99ccff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fo:border-bottom="none" fo:background-color="#99ccff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1.058cm" style:writing-mode="page"/>
    </style:style>
    <style:style style:name="ce23" style:family="table-cell" style:parent-style-name="Default">
      <style:table-cell-properties fo:border-bottom="none" fo:background-color="#99ccff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>
      <style:table-cell-properties fo:border-bottom="none" fo:background-color="#99ccff" style:diagonal-bl-tr="none" style:diagonal-tl-br="none" fo:border-left="1.76pt solid #000000" fo:padding="0.071cm" fo:border-right="none" style:rotation-align="none" fo:border-top="1.76pt solid #000000"/>
    </style:style>
    <style:style style:name="ce27" style:family="table-cell" style:parent-style-name="Default">
      <style:table-cell-properties fo:border-bottom="none" fo:background-color="#99ccff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fo:padding="0.071cm"/>
    </style:style>
    <style:style style:name="ce32" style:family="table-cell" style:parent-style-name="Default">
      <style:table-cell-properties fo:border-bottom="1.76pt solid #000000" fo:background-color="#0000ff" style:diagonal-bl-tr="none" style:diagonal-tl-br="none" fo:border-left="none" fo:padding="0.071cm" fo:border-right="none" style:rotation-align="none" fo:border-top="1.76pt solid #000000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fo:background-color="#99ccff" style:cell-protect="protected formula-hidden" style:print-content="true" style:diagonal-bl-tr="none" style:diagonal-tl-br="none" fo:border="none" fo:padding="0.071cm" style:rotation-align="none"/>
    </style:style>
    <style:style style:name="ce35" style:family="table-cell" style:parent-style-name="Default">
      <style:table-cell-properties style:glyph-orientation-vertical="0" fo:background-color="#99cc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9ccff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fo:border-bottom="2.49pt double-thin #000000" style:border-line-width-bottom="0.018cm 0.053cm 0.018cm" fo:background-color="#99ccff" style:diagonal-bl-tr="none" style:diagonal-tl-br="none" fo:border-left="none" fo:padding="0.071cm" fo:border-right="none" style:rotation-align="none" fo:border-top="none"/>
    </style:style>
    <style:style style:name="ce43" style:family="table-cell" style:parent-style-name="Default">
      <style:table-cell-properties fo:background-color="#99cc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1.058cm" style:writing-mode="page"/>
    </style:style>
    <style:style style:name="ce46" style:family="table-cell" style:parent-style-name="Default">
      <style:table-cell-properties style:glyph-orientation-vertical="0" fo:border-bottom="1.7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1.058cm" style:writing-mode="page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99ccff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Default">
      <style:table-cell-properties fo:border-bottom="none" fo:background-color="#99ccff" style:diagonal-bl-tr="none" style:diagonal-tl-br="none" fo:border-left="none" fo:padding="0.071cm" fo:border-right="none" style:rotation-align="none" fo:border-top="1.76pt solid #000000"/>
    </style:style>
    <style:style style:name="ce53" style:family="table-cell" style:parent-style-name="Default">
      <style:table-cell-properties fo:background-color="#99ccff" style:diagonal-bl-tr="none" style:diagonal-tl-br="none" fo:border="none" fo:padding="0.071cm" style:rotation-align="none"/>
    </style:style>
    <style:style style:name="ce54" style:family="table-cell" style:parent-style-name="Default">
      <style:table-cell-properties style:glyph-orientation-vertical="0" fo:background-color="#99cc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fo:background-color="#0000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99cc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2.49pt double-thin #000000" style:border-line-width-bottom="0.018cm 0.053cm 0.018cm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74pt solid #000000" style:cell-protect="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Excel_5f_BuiltIn_5f_Percent" style:data-style-name="N11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 style:data-style-name="N10105">
      <style:table-cell-properties style:glyph-orientation-vertical="0" fo:background-color="#99cc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99cc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0.74pt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04" style:family="table-cell" style:parent-style-name="Excel_5f_BuiltIn_5f_Percen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1" style:apply-style-name="Excel_5f_CondFormat_5f_1_5f_1_5f_1" style:base-cell-address="'Battery Life comparison'.F32"/>
      <style:map style:condition="cell-content()&lt;=1" style:apply-style-name="Excel_5f_CondFormat_5f_1_5f_1_5f_2" style:base-cell-address="'Battery Life comparison'.F32"/>
    </style:style>
    <style:style style:name="ce105" style:family="table-cell" style:parent-style-name="Default" style:data-style-name="N1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glyph-orientation-vertical="0" fo:border-bottom="1.76pt solid #000000" fo:background-color="#0000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09" style:family="table-cell" style:parent-style-name="Default">
      <style:table-cell-properties fo:border-bottom="1.76pt solid #000000" fo:background-color="#0000ff" style:diagonal-bl-tr="none" style:diagonal-tl-br="none" fo:border-left="none" fo:padding="0.071cm" fo:border-right="none" style:rotation-align="none" fo:border-top="1.76pt solid #000000"/>
    </style:style>
    <style:style style:name="ce1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0.74pt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9" style:family="table-cell" style:parent-style-name="Default" style:data-style-name="N1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000000" fo:background-color="#0000ff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>
      <style:table-cell-properties fo:border-bottom="none" fo:background-color="#99ccff" style:cell-protect="protected formula-hidden" style:print-content="true" style:diagonal-bl-tr="none" style:diagonal-tl-br="none" fo:border-left="none" fo:padding="0.071cm" fo:border-right="1.76pt solid #000000" style:rotation-align="none" fo:border-top="none"/>
    </style:style>
    <style:style style:name="ce127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99ccff" style:diagonal-bl-tr="none" style:diagonal-tl-br="none" fo:border-left="none" fo:padding="0.071cm" fo:border-right="1.76pt solid #000000" style:rotation-align="none" fo:border-top="1.76pt solid #000000"/>
    </style:style>
    <style:style style:name="ce130" style:family="table-cell" style:parent-style-name="Default">
      <style:table-cell-properties fo:border-bottom="none" fo:background-color="#99ccff" style:diagonal-bl-tr="none" style:diagonal-tl-br="none" fo:border-left="none" fo:padding="0.071cm" fo:border-right="1.76pt solid #000000" style:rotation-align="none" fo:border-top="none"/>
    </style:style>
    <style:style style:name="ce131" style:family="table-cell" style:parent-style-name="Default">
      <style:table-cell-properties fo:border-bottom="none" fo:background-color="#99ccff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2.49pt double-thin #000000" style:border-line-width-bottom="0.018cm 0.053cm 0.018cm" fo:background-color="#99ccff" style:diagonal-bl-tr="none" style:diagonal-tl-br="none" fo:border-left="none" fo:padding="0.071cm" fo:border-right="1.76pt solid #000000" style:rotation-align="none" fo:border-top="none"/>
    </style:style>
    <style:style style:name="ce133" style:family="table-cell" style:parent-style-name="Default">
      <style:table-cell-properties fo:border-bottom="1.76pt solid #000000" fo:background-color="#99ccff" style:diagonal-bl-tr="none" style:diagonal-tl-br="none" fo:border-left="none" fo:padding="0.071cm" fo:border-right="1.76pt solid #000000" style:rotation-align="none" fo:border-top="none"/>
    </style:style>
    <style:style style:name="ce134" style:family="table-cell" style:parent-style-name="Default">
      <style:table-cell-properties fo:border-bottom="none" fo:background-color="#99ccff" style:diagonal-bl-tr="none" style:diagonal-tl-br="none" fo:border-left="none" fo:padding="0.071cm" fo:border-right="1.76pt solid #000000" style:rotation-align="none" fo:border-top="1.76pt solid #000000"/>
    </style:style>
    <style:style style:name="ce135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7" style:family="table-cell" style:parent-style-name="Default"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ff3333"/>
    </style:style>
    <style:style style:name="ce139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padding-top="0.056cm" fo:padding-bottom="0.056cm" fo:padding-left="0.056cm" fo:padding-right="0.056cm" fo:wrap-option="wrap" draw:shadow-color="#808080"/>
    </style:style>
    <style:style style:name="gr7" style:family="graphic">
      <style:graphic-properties draw:stroke="none" draw:fill="none" draw:fill-color="#ffffff" draw:textarea-horizontal-align="center" draw:textarea-vertical-align="justify" draw:auto-grow-height="false" fo:padding-top="0.056cm" fo:padding-bottom="0.056cm" fo:padding-left="0.056cm" fo:padding-right="0.056cm" fo:wrap-option="wrap" draw:shadow-color="#808080"/>
      <style:paragraph-properties style:writing-mode="tb-rl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8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style-complex="normal" fo:font-size="8pt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fo:font-weight="bold"/>
    </style:style>
    <style:style style:name="T7" style:family="text">
      <style:text-properties style:font-style-complex="normal" fo:font-size="8pt" style:text-underline-style="none" style:text-underline-color="font-color" style:text-line-through-type="none" fo:font-style="normal" style:text-outline="false" fo:text-shadow="none" style:text-position="0%" style:font-size-asian="8pt" style:font-size-complex="8pt" style:font-style-asian="normal" fo:font-weight="normal" style:font-weight-asian="normal" style:font-weight-complex="normal"/>
    </style:style>
    <style:style style:name="T8" style:family="text">
      <style:text-properties fo:color="#ffffff" fo:font-size="14pt" fo:font-weight="normal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normal" style:font-weight-complex="normal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D$54:.$D$60])" table:allow-empty-cell="true" table:display-list="unsorted" table:base-cell-address="'Battery Life comparison'.D39">
          <table:error-message table:message-type="stop" table:display="true"/>
        </table:content-validation>
        <table:content-validation table:name="val2" table:condition="of:cell-content-is-in-list([.$G$54:.$G$60])" table:allow-empty-cell="true" table:display-list="unsorted" table:base-cell-address="'Battery Life comparison'.E19">
          <table:error-message table:message-type="information" table:title="Invalid input" table:display="true">
            <text:p>Please select a modem type from the drop down menu.</text:p>
          </table:error-message>
        </table:content-validation>
        <table:content-validation table:name="val3" table:condition="of:cell-content-is-decimal-number() and cell-content()&gt;0" table:allow-empty-cell="true" table:base-cell-address="'Battery Life comparison'.E37">
          <table:error-message table:message-type="information" table:title="Invalid entry" table:display="true">
            <text:p>Power system efficiency is typically between 50% and 95%.</text:p>
          </table:error-message>
        </table:content-validation>
        <table:content-validation table:name="val4" table:condition="of:cell-content-is-in-list([.$G$54:.$G$60])" table:allow-empty-cell="true" table:display-list="unsorted" table:base-cell-address="'Battery Life comparison'.F19">
          <table:error-message table:message-type="stop" table:display="true"/>
        </table:content-validation>
      </table:content-validations>
      <table:table table:name="Battery Life comparison" table:style-name="ta1" table:protected="true" table:print-ranges="'Battery Life comparison'.B2:'Battery Life comparison'.K52">
        <table:table-protection table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5" table:default-cell-style-name="ce1"/>
        <table:table-column table:style-name="co11" table:number-columns-repeated="767" table:default-cell-style-name="Default"/>
        <table:table-row table:style-name="ro1">
          <table:table-cell>
            <draw:g table:end-cell-address="'Battery Life comparison'.A1" table:end-x="-32.767cm" table:end-y="-32.767cm" draw:z-index="2" draw:name="Group 53">
              <draw:line draw:name="Linea 12" draw:style-name="gr1" draw:text-style-name="P1" svg:x1="-29.845cm" svg:y1="-9.839cm" svg:x2="0.643cm" svg:y2="-9.839cm">
                <text:p/>
              </draw:line>
              <draw:custom-shape draw:name="Rettangolo 18" draw:style-name="gr2" draw:text-style-name="P1" svg:width="6.904cm" svg:height="9.52cm" svg:x="-19.514cm" svg:y="-19.358cm">
                <text:p text:style-name="P2"><text:span text:style-name="T1">Idle/Receiv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ttangolo 19" draw:style-name="gr2" draw:text-style-name="P1" svg:width="6.954cm" svg:height="15.748cm" svg:x="-12.61cm" svg:y="-25.586cm">
                <text:p text:style-name="P2"><text:span text:style-name="T1">Transm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name="Linea 20" draw:style-name="gr3" draw:text-style-name="P1" svg:x1="-29.845cm" svg:y1="-4.002cm" svg:x2="0.643cm" svg:y2="-4.002cm">
                <text:p/>
              </draw:line>
              <draw:line draw:name="Linea 21" draw:style-name="gr3" draw:text-style-name="P1" svg:x1="-29.845cm" svg:y1="-4.015cm" svg:x2="-29.845cm" svg:y2="-29.281cm">
                <text:p/>
              </draw:line>
              <draw:line draw:name="Linea 22" draw:style-name="gr4" draw:text-style-name="P1" svg:x1="-30.803cm" svg:y1="-27.91cm" svg:x2="-30.803cm" svg:y2="-7.698cm">
                <text:p/>
              </draw:line>
              <draw:line draw:name="Linea 24" draw:style-name="gr5" draw:text-style-name="P1" svg:x1="-28.938cm" svg:y1="0.476cm" svg:x2="-19.113cm" svg:y2="0.476cm">
                <text:p/>
              </draw:line>
              <draw:custom-shape draw:name="Rettangolo 26" draw:style-name="gr6" draw:text-style-name="P1" svg:width="6.954cm" svg:height="0cm" svg:x="-27.375cm" svg:y="0.281cm">
                <text:p text:style-name="P2"><text:span text:style-name="T2">time (ms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ttangolo 27" draw:style-name="gr7" draw:text-style-name="P1" svg:width="2.015cm" svg:height="28.765cm" svg:x="-32.767cm" svg:y="-32.767cm">
                <text:p text:style-name="P1"><text:span text:style-name="T2">current (mA)</text:span></text:p>
                <draw:enhanced-geometry draw:text-rotate-angle="180" svg:viewBox="0 0 21600 21600" draw:mirror-horizontal="false" draw:mirror-vertical="false" draw:type="rectangle" draw:enhanced-path="M 0 0 L 21600 0 21600 21600 0 21600 0 0 Z N"/>
              </draw:custom-shape>
              <draw:custom-shape draw:name="Rettangolo 28" draw:style-name="gr6" draw:text-style-name="P1" svg:width="6.954cm" svg:height="7.182cm" svg:x="-27.98cm" svg:y="-16.25cm">
                <text:p text:style-name="P2"><text:span text:style-name="T1">Sleep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ttangolo 52" draw:style-name="gr6" draw:text-style-name="P1" svg:width="0cm" svg:height="7.182cm" svg:x="-6.108cm" svg:y="-16.25cm">
                <text:p text:style-name="P2"><text:span text:style-name="T1">Sleep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table:table-cell>
          <table:table-cell table:number-columns-repeated="10"/>
          <table:table-cell table:style-name="ce57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Battery Life Calculator v2.2</text:p>
          </table:table-cell>
          <table:table-cell table:style-name="ce32"/>
          <table:table-cell table:style-name="ce58" table:number-columns-repeated="3"/>
          <table:table-cell table:style-name="ce107"/>
          <table:table-cell table:style-name="ce109" table:number-columns-repeated="3"/>
          <table:table-cell table:style-name="ce124" office:value-type="string" calcext:value-type="string">
            <text:p>©<text:span text:style-name="T8"> MaxStream, Inc.</text:span></text:p>
          </table:table-cell>
          <table:table-cell table:style-name="ce57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Instructions</text:p>
          </table:table-cell>
          <table:table-cell table:style-name="ce33"/>
          <table:table-cell table:style-name="ce59" table:number-columns-repeated="7"/>
          <table:table-cell table:style-name="ce125"/>
          <table:table-cell table:style-name="ce57"/>
          <table:table-cell table:number-columns-repeated="1012"/>
        </table:table-row>
        <table:table-row-group>
          <table:table-row table:style-name="ro3">
            <table:table-cell/>
            <table:table-cell table:style-name="ce5" office:value-type="string" calcext:value-type="string">
              <text:p>Overview</text:p>
            </table:table-cell>
            <table:table-cell table:style-name="ce34"/>
            <table:table-cell table:style-name="ce60" table:number-columns-repeated="4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table-cell table:style-name="ce6" office:value-type="string" calcext:value-type="string" table:number-columns-spanned="4" table:number-rows-spanned="5">
              <text:p>Use this calculator to: </text:p>
              <text:p><text:span text:style-name="T6">a)</text:span><text:span text:style-name="T7"> recommend a battery capacity based on a target battery life</text:span></text:p>
              <text:p><text:span text:style-name="T6">b)</text:span><text:span text:style-name="T7"> estimate battery life for a given battery capacity.</text:span></text:p>
              <text:p><text:span text:style-name="T6">c)</text:span><text:span text:style-name="T7"> compare several power consumption scenarios.</text:span></text:p>
            </table:table-cell>
            <table:covered-table-cell table:number-columns-repeated="3" table:style-name="ce35"/>
            <table:table-cell table:style-name="ce60" table:number-columns-repeated="2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covered-table-cell table:style-name="ce7"/>
            <table:covered-table-cell table:number-columns-repeated="3" table:style-name="ce35"/>
            <table:table-cell table:style-name="ce60" table:number-columns-repeated="2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covered-table-cell table:style-name="ce7"/>
            <table:covered-table-cell table:number-columns-repeated="3" table:style-name="ce35"/>
            <table:table-cell table:style-name="ce60" table:number-columns-repeated="2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covered-table-cell table:style-name="ce7"/>
            <table:covered-table-cell table:number-columns-repeated="3" table:style-name="ce35"/>
            <table:table-cell table:style-name="ce60" table:number-columns-repeated="2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covered-table-cell table:style-name="ce7"/>
            <table:covered-table-cell table:number-columns-repeated="3" table:style-name="ce35"/>
            <table:table-cell table:style-name="ce60" table:number-columns-repeated="2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table-cell table:style-name="ce8" office:value-type="string" calcext:value-type="string">
              <text:p>Details</text:p>
            </table:table-cell>
            <table:table-cell table:style-name="ce34"/>
            <table:table-cell table:style-name="ce60" table:number-columns-repeated="4"/>
            <table:table-cell table:style-name="ce34" table:number-columns-repeated="3"/>
            <table:table-cell table:style-name="ce126"/>
            <table:table-cell table:number-columns-repeated="1013"/>
          </table:table-row>
          <table:table-row table:style-name="ro3">
            <table:table-cell/>
            <table:table-cell table:style-name="ce9" office:value-type="string" calcext:value-type="string" table:number-columns-spanned="10" table:number-rows-spanned="3">
              <text:p>This calculator compares up to six power usage scenarios in vertical columns A-F. Configure each scenario by inputting  the duration and current consumption for Sleep, Idle/Receive and Transmit states for an entire system. </text:p>
              <text:p/>
            </table:table-cell>
            <table:covered-table-cell table:number-columns-repeated="8" table:style-name="ce36"/>
            <table:covered-table-cell table:style-name="ce127"/>
            <table:table-cell table:number-columns-repeated="1013"/>
          </table:table-row>
          <table:table-row table:style-name="ro3">
            <table:table-cell/>
            <table:covered-table-cell table:style-name="ce10"/>
            <table:covered-table-cell table:number-columns-repeated="8" table:style-name="ce36"/>
            <table:covered-table-cell table:style-name="ce127"/>
            <table:table-cell table:number-columns-repeated="1013"/>
          </table:table-row>
          <table:table-row table:style-name="ro1">
            <table:table-cell/>
            <table:covered-table-cell table:style-name="ce11"/>
            <table:covered-table-cell table:number-columns-repeated="8" table:style-name="ce37"/>
            <table:covered-table-cell table:style-name="ce128"/>
            <table:table-cell table:number-columns-repeated="1013"/>
          </table:table-row>
        </table:table-row-group>
        <table:table-row table:style-name="ro3">
          <table:table-cell/>
          <table:table-cell table:style-name="ce12" office:value-type="string" calcext:value-type="string">
            <text:p>Scenarios</text:p>
          </table:table-cell>
          <table:table-cell table:style-name="ce38">
            <office:annotation draw:style-name="gr9" draw:text-style-name="P3" svg:width="11.106cm" svg:height="1.613cm" svg:x="5.426cm" svg:y="5.848cm" draw:caption-point-x="-0.431cm" draw:caption-point-y="0.3cm">
              <dc:date>2014-08-22T00:00:00</dc:date>
              <text:p text:style-name="P3"><text:span text:style-name="T3">Scenarios:</text:span></text:p>
              <text:p text:style-name="P3"><text:span text:style-name="T4">This calculator compares up to six power usage scenarios in vertical columns A-F. Configure each scenario by inputting the duration and current consumption for Sleep, Idle/Receive and Transmit states for an entire system. </text:span></text:p>
            </office:annotation>
          </table:table-cell>
          <table:table-cell table:style-name="ce61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D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F</text:p>
          </table:table-cell>
          <table:table-cell table:style-name="ce129"/>
          <table:table-cell table:number-columns-repeated="1013"/>
        </table:table-row>
        <table:table-row table:style-name="ro3">
          <table:table-cell/>
          <table:table-cell table:style-name="ce13" office:value-type="string" calcext:value-type="string">
            <text:p>Time</text:p>
          </table:table-cell>
          <table:table-cell table:style-name="ce39">
            <office:annotation draw:style-name="gr9" draw:text-style-name="P3" svg:width="6.099cm" svg:height="1.191cm" svg:x="5.426cm" svg:y="6.323cm" draw:caption-point-x="-0.431cm" draw:caption-point-y="0.275cm">
              <dc:date>2014-08-22T00:00:00</dc:date>
              <text:p text:style-name="P3"><text:span text:style-name="T3">Timing:</text:span></text:p>
              <text:p text:style-name="P3"><text:span text:style-name="T4">Enter the duration of time a system spends in Sleep, Idle/Receive and Transmit states. </text:span></text:p>
            </office:annotation>
          </table:table-cell>
          <table:table-cell table:style-name="ce62" office:value-type="string" calcext:value-type="string">
            <text:p>Units</text:p>
          </table:table-cell>
          <table:table-cell table:style-name="ce76" table:formula="of:=LEFT([.$C$46];IF(ISERROR(FIND(&quot; &quot;;[.$C$46];1));12;FIND(&quot; &quot;;[.$C$46];1)))" office:value-type="string" office:string-value="Scenario_A " calcext:value-type="string">
            <office:annotation draw:style-name="gr9" draw:text-style-name="P3" svg:width="5.009cm" svg:height="1.165cm" svg:x="8.698cm" svg:y="6.323cm" draw:caption-point-x="-0.431cm" draw:caption-point-y="0.275cm">
              <dc:date>2014-08-22T00:00:00</dc:date>
              <text:p text:style-name="P3"><text:span text:style-name="T3">Scenario Title: </text:span><text:span text:style-name="T4">Change by editing first word of scenario description at bottom of sheet</text:span></text:p>
            </office:annotation>
            <text:p>Scenario_A </text:p>
          </table:table-cell>
          <table:table-cell table:style-name="ce76" table:formula="of:=LEFT([.$C$47];IF(ISERROR(FIND(&quot; &quot;;[.$C$47];1));12;FIND(&quot; &quot;;[.$C$47];1)))" office:value-type="string" office:string-value="Scenario_B" calcext:value-type="string">
            <text:p>Scenario_B</text:p>
          </table:table-cell>
          <table:table-cell table:style-name="ce76" table:formula="of:=LEFT([.$C$48];IF(ISERROR(FIND(&quot; &quot;;[.$C$48];1));12;FIND(&quot; &quot;;[.$C$48];1)))" office:value-type="string" office:string-value="Scenario_C " calcext:value-type="string">
            <text:p>Scenario_C </text:p>
          </table:table-cell>
          <table:table-cell table:style-name="ce76" table:formula="of:=LEFT([.$C$49];IF(ISERROR(FIND(&quot; &quot;;[.$C$49];1));12;FIND(&quot; &quot;;[.$C$49];1)))" office:value-type="string" office:string-value="Scenario_D " calcext:value-type="string">
            <text:p>Scenario_D </text:p>
          </table:table-cell>
          <table:table-cell table:style-name="ce76" table:formula="of:=LEFT([.$C$50];IF(ISERROR(FIND(&quot; &quot;;[.$C$50];1));12;FIND(&quot; &quot;;[.$C$50];1)))" office:value-type="string" office:string-value="Scenario_E " calcext:value-type="string">
            <text:p>Scenario_E </text:p>
          </table:table-cell>
          <table:table-cell table:style-name="ce76" table:formula="of:=LEFT([.$C$51];IF(ISERROR(FIND(&quot; &quot;;[.$C$51];1));12;FIND(&quot; &quot;;[.$C$51];1)))" office:value-type="string" office:string-value="Scenario_F " calcext:value-type="string">
            <text:p>Scenario_F </text:p>
          </table:table-cell>
          <table:table-cell table:style-name="ce130"/>
          <table:table-cell table:number-columns-repeated="1013"/>
        </table:table-row>
        <table:table-row table:style-name="ro4">
          <table:table-cell/>
          <table:table-cell table:style-name="ce14" office:value-type="string" calcext:value-type="string">
            <text:p>Sleep</text:p>
          </table:table-cell>
          <table:table-cell table:style-name="ce40"/>
          <table:table-cell table:style-name="ce63" table:content-validation-name="val1" office:value-type="string" calcext:value-type="string">
            <office:annotation draw:style-name="gr9" draw:text-style-name="P3" svg:width="4.057cm" svg:height="1.244cm" svg:x="6.461cm" svg:y="6.773cm" draw:caption-point-x="-0.43cm" draw:caption-point-y="0.274cm">
              <dc:date>2014-08-22T00:00:00</dc:date>
              <text:p text:style-name="P3"><text:span text:style-name="T3">Unit selection: </text:span></text:p>
              <text:p text:style-name="P3"><text:span text:style-name="T5">Select units of time used for "Sleep" time calculation.</text:span></text:p>
            </office:annotation>
            <text:p>s</text:p>
          </table:table-cell>
          <table:table-cell table:style-name="ce77" office:value-type="float" office:value="51.4" calcext:value-type="float">
            <text:p>51,4</text:p>
          </table:table-cell>
          <table:table-cell table:style-name="ce96" table:number-columns-repeated="4"/>
          <table:table-cell table:style-name="ce110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Idle/Receive</text:p>
          </table:table-cell>
          <table:table-cell table:style-name="ce40"/>
          <table:table-cell table:style-name="ce64" office:value-type="string" calcext:value-type="string">
            <text:p>ms</text:p>
          </table:table-cell>
          <table:table-cell table:style-name="ce78" office:value-type="float" office:value="2" calcext:value-type="float">
            <text:p>2</text:p>
          </table:table-cell>
          <table:table-cell table:style-name="ce97" table:number-columns-repeated="4"/>
          <table:table-cell table:style-name="ce111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Transmit</text:p>
          </table:table-cell>
          <table:table-cell table:style-name="ce40"/>
          <table:table-cell table:style-name="ce65" office:value-type="string" calcext:value-type="string">
            <text:p>ms</text:p>
          </table:table-cell>
          <table:table-cell table:style-name="ce79" office:value-type="float" office:value="200" calcext:value-type="float">
            <text:p>200</text:p>
          </table:table-cell>
          <table:table-cell table:style-name="ce98"/>
          <table:table-cell table:style-name="ce98" table:formula="of:=IF([.G19]&lt;&gt;&quot;&quot;;(VLOOKUP([.G19];[.$G$54:.$I$60];2;0)+[.G20]-1)*VLOOKUP([.G19];[.$G$54:.$I$60];3;0);&quot;&quot;)">
            <text:p/>
          </table:table-cell>
          <table:table-cell table:style-name="ce98" table:formula="of:=IF([.H19]&lt;&gt;&quot;&quot;;(VLOOKUP([.H19];[.$G$54:.$I$60];2;0)+[.H20]-1)*VLOOKUP([.H19];[.$G$54:.$I$60];3;0);&quot;&quot;)">
            <text:p/>
          </table:table-cell>
          <table:table-cell table:style-name="ce98" table:formula="of:=IF([.I19]&lt;&gt;&quot;&quot;;(VLOOKUP([.I19];[.$G$54:.$I$60];2;0)+[.I20]-1)*VLOOKUP([.I19];[.$G$54:.$I$60];3;0);&quot;&quot;)">
            <text:p/>
          </table:table-cell>
          <table:table-cell table:style-name="ce112" table:formula="of:=IF([.J19]&lt;&gt;&quot;&quot;;(VLOOKUP([.J19];[.$G$54:.$I$60];2;0)+[.J20]-1)*VLOOKUP([.J19];[.$G$54:.$I$60];3;0);&quot;&quot;)">
            <text:p/>
          </table:table-cell>
          <table:table-cell table:style-name="ce130"/>
          <table:table-cell table:number-columns-repeated="1013"/>
        </table:table-row>
        <table:table-row-group>
          <table:table-row table:style-name="ro3">
            <table:table-cell/>
            <table:table-cell table:style-name="ce15" office:value-type="string" calcext:value-type="string">
              <text:p>Radio type</text:p>
            </table:table-cell>
            <table:table-cell table:style-name="ce40">
              <office:annotation draw:style-name="gr9" draw:text-style-name="P3" svg:width="6.826cm" svg:height="1.562cm" svg:x="4.502cm" svg:y="8.11cm" draw:caption-point-x="0.493cm" draw:caption-point-y="0.354cm">
                <dc:date>2014-08-22T00:00:00</dc:date>
                <text:p text:style-name="P3"><text:span text:style-name="T3">Modem selector: </text:span></text:p>
                <text:p text:style-name="P3"><text:span text:style-name="T5">Select modem type used in "Transmit" time calculation and specify number of bytes transmitted. Or specify "Transmit" time manually.</text:span></text:p>
              </office:annotation>
            </table:table-cell>
            <table:table-cell table:style-name="ce65"/>
            <table:table-cell table:style-name="ce80" table:content-validation-name="val2" office:value-type="string" calcext:value-type="string">
              <text:p>XBee</text:p>
            </table:table-cell>
            <table:table-cell table:style-name="ce99" table:content-validation-name="val4" table:number-columns-repeated="4"/>
            <table:table-cell table:style-name="ce113" table:content-validation-name="val4"/>
            <table:table-cell table:style-name="ce130"/>
            <table:table-cell table:number-columns-repeated="1013"/>
          </table:table-row>
          <table:table-row table:style-name="ro3">
            <table:table-cell/>
            <table:table-cell table:style-name="ce15" office:value-type="string" calcext:value-type="string">
              <text:p># of bytes transmitted</text:p>
            </table:table-cell>
            <table:table-cell table:style-name="ce40"/>
            <table:table-cell table:style-name="ce65"/>
            <table:table-cell table:style-name="ce81" office:value-type="float" office:value="20" calcext:value-type="float">
              <text:p>20</text:p>
            </table:table-cell>
            <table:table-cell table:style-name="ce100" table:number-columns-repeated="4"/>
            <table:table-cell table:style-name="ce114"/>
            <table:table-cell table:style-name="ce130"/>
            <table:table-cell table:number-columns-repeated="1013"/>
          </table:table-row>
        </table:table-row-group>
        <table:table-row table:style-name="ro3">
          <table:table-cell/>
          <table:table-cell table:style-name="ce16"/>
          <table:table-cell table:style-name="ce41"/>
          <table:table-cell table:style-name="ce62" table:number-columns-repeated="7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3" office:value-type="string" calcext:value-type="string">
            <text:p>Total System Current</text:p>
          </table:table-cell>
          <table:table-cell table:style-name="ce39">
            <office:annotation draw:style-name="gr9" draw:text-style-name="P3" svg:width="4.588cm" svg:height="1.244cm" svg:x="5.426cm" svg:y="9.538cm" draw:caption-point-x="-0.431cm" draw:caption-point-y="0.275cm">
              <dc:date>2014-08-22T00:00:00</dc:date>
              <text:p text:style-name="P3"><text:span text:style-name="T3">Total System Current: </text:span></text:p>
              <text:p text:style-name="P3"><text:span text:style-name="T5">Enter system Sleep, Idle/Receive and Transmit current demands.</text:span></text:p>
            </office:annotation>
          </table:table-cell>
          <table:table-cell table:style-name="ce62"/>
          <table:table-cell table:style-name="ce82" table:number-columns-repeated="6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table:formula="of:=[.B16]" office:value-type="string" office:string-value="Sleep" calcext:value-type="string">
            <text:p>Sleep</text:p>
          </table:table-cell>
          <table:table-cell table:style-name="ce40"/>
          <table:table-cell table:style-name="ce62" office:value-type="string" calcext:value-type="string">
            <text:p>mA</text:p>
          </table:table-cell>
          <table:table-cell table:style-name="ce83" office:value-type="float" office:value="0.02" calcext:value-type="float">
            <text:p>0,02</text:p>
          </table:table-cell>
          <table:table-cell table:style-name="ce101" table:number-columns-repeated="4"/>
          <table:table-cell table:style-name="ce115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table:formula="of:=[.B17]" office:value-type="string" office:string-value="Idle/Receive" calcext:value-type="string">
            <text:p>Idle/Receive</text:p>
          </table:table-cell>
          <table:table-cell table:style-name="ce40"/>
          <table:table-cell table:style-name="ce62" office:value-type="string" calcext:value-type="string">
            <text:p>mA</text:p>
          </table:table-cell>
          <table:table-cell table:style-name="ce84" office:value-type="float" office:value="50" calcext:value-type="float">
            <text:p>50</text:p>
          </table:table-cell>
          <table:table-cell table:style-name="ce102" table:number-columns-repeated="4"/>
          <table:table-cell table:style-name="ce116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table:formula="of:=[.B18]" office:value-type="string" office:string-value="Transmit" calcext:value-type="string">
            <text:p>Transmit</text:p>
          </table:table-cell>
          <table:table-cell table:style-name="ce40"/>
          <table:table-cell table:style-name="ce62" office:value-type="string" calcext:value-type="string">
            <text:p>mA</text:p>
          </table:table-cell>
          <table:table-cell table:style-name="ce85" office:value-type="float" office:value="45.3" calcext:value-type="float">
            <text:p>45,3</text:p>
          </table:table-cell>
          <table:table-cell table:style-name="ce103" table:number-columns-repeated="4"/>
          <table:table-cell table:style-name="ce117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6"/>
          <table:table-cell table:style-name="ce41"/>
          <table:table-cell table:style-name="ce62" table:number-columns-repeated="7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3" office:value-type="string" calcext:value-type="string">
            <text:p>Power usage comparison</text:p>
          </table:table-cell>
          <table:table-cell table:style-name="ce39">
            <office:annotation draw:style-name="gr9" draw:text-style-name="P3" svg:width="7.3cm" svg:height="1.615cm" svg:x="5.426cm" svg:y="11.787cm" draw:caption-point-x="-0.431cm" draw:caption-point-y="0.275cm">
              <dc:date>2014-08-22T00:00:00</dc:date>
              <text:p text:style-name="P3"><text:span text:style-name="T3">Power usage comparison:</text:span></text:p>
              <text:p text:style-name="P3"><text:span text:style-name="T4">Analyze how the current use is distributed among the operating states. Optimizing current use of the most consumptive state yields most improvement.</text:span></text:p>
            </office:annotation>
          </table:table-cell>
          <table:table-cell table:style-name="ce62"/>
          <table:table-cell table:style-name="ce86"/>
          <table:table-cell table:style-name="ce62" table:number-columns-repeated="5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table:formula="of:=[.B16]" office:value-type="string" office:string-value="Sleep" calcext:value-type="string">
            <text:p>Sleep</text:p>
          </table:table-cell>
          <table:table-cell table:style-name="ce40"/>
          <table:table-cell table:style-name="ce62" office:value-type="string" calcext:value-type="string">
            <text:p>%</text:p>
          </table:table-cell>
          <table:table-cell table:style-name="ce87" table:formula="of:=IF(OR(SUMPRODUCT([.E$16:.E$18];[.E$23:.E$25])=0;[.E$18]=&quot;&quot;);0;[.E23]*[.E16]*VLOOKUP([.$D16];[.$D$54:.$E$60];2;0)/([.E$16]*VLOOKUP([.$D$16];[.$D$54:.$E$60];2;0)+[.E$17]+[.E$18])/[.E$34])" office:value-type="percentage" office:value="0.100903023164507" calcext:value-type="percentage">
            <text:p>10,09%</text:p>
          </table:table-cell>
          <table:table-cell table:style-name="ce87" table:formula="of:=IF(OR(SUMPRODUCT([.F$16:.F$18];[.F$23:.F$25])=0;[.F$18]=&quot;&quot;);0;[.F23]*[.F16]*VLOOKUP([.$D16];[.$D$54:.$E$60];2;0)/([.F$16]*VLOOKUP([.$D$16];[.$D$54:.$E$60];2;0)+[.F$17]+[.F$18])/[.F$34])" office:value-type="percentage" office:value="0" calcext:value-type="percentage">
            <text:p>0,00%</text:p>
          </table:table-cell>
          <table:table-cell table:style-name="ce87" table:formula="of:=IF(OR(SUMPRODUCT([.G$16:.G$18];[.G$23:.G$25])=0;[.G$18]=&quot;&quot;);0;[.G23]*[.G16]*VLOOKUP([.$D16];[.$D$54:.$E$60];2;0)/([.G$16]*VLOOKUP([.$D$16];[.$D$54:.$E$60];2;0)+[.G$17]+[.G$18])/[.G$34])" office:value-type="percentage" office:value="0" calcext:value-type="percentage">
            <text:p>0,00%</text:p>
          </table:table-cell>
          <table:table-cell table:style-name="ce87" table:formula="of:=IF(OR(SUMPRODUCT([.H$16:.H$18];[.H$23:.H$25])=0;[.H$18]=&quot;&quot;);0;[.H23]*[.H16]*VLOOKUP([.$D16];[.$D$54:.$E$60];2;0)/([.H$16]*VLOOKUP([.$D$16];[.$D$54:.$E$60];2;0)+[.H$17]+[.H$18])/[.H$34])" office:value-type="percentage" office:value="0" calcext:value-type="percentage">
            <text:p>0,00%</text:p>
          </table:table-cell>
          <table:table-cell table:style-name="ce87" table:formula="of:=IF(OR(SUMPRODUCT([.I$16:.I$18];[.I$23:.I$25])=0;[.I$18]=&quot;&quot;);0;[.I23]*[.I16]*VLOOKUP([.$D16];[.$D$54:.$E$60];2;0)/([.I$16]*VLOOKUP([.$D$16];[.$D$54:.$E$60];2;0)+[.I$17]+[.I$18])/[.I$34])" office:value-type="percentage" office:value="0" calcext:value-type="percentage">
            <text:p>0,00%</text:p>
          </table:table-cell>
          <table:table-cell table:style-name="ce87" table:formula="of:=IF(OR(SUMPRODUCT([.J$16:.J$18];[.J$23:.J$25])=0;[.J$18]=&quot;&quot;);0;[.J23]*[.J16]*VLOOKUP([.$D16];[.$D$54:.$E$60];2;0)/([.J$16]*VLOOKUP([.$D$16];[.$D$54:.$E$60];2;0)+[.J$17]+[.J$18])/[.J$34])" office:value-type="percentage" office:value="0" calcext:value-type="percentage">
            <text:p>0,00%</text:p>
          </table:table-cell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table:formula="of:=[.B17]" office:value-type="string" office:string-value="Idle/Receive" calcext:value-type="string">
            <text:p>Idle/Receive</text:p>
          </table:table-cell>
          <table:table-cell table:style-name="ce40"/>
          <table:table-cell table:style-name="ce62" office:value-type="string" calcext:value-type="string">
            <text:p>%</text:p>
          </table:table-cell>
          <table:table-cell table:style-name="ce87" table:formula="of:=IF(OR(SUMPRODUCT([.E$16:.E$18];[.E$23:.E$25])=0;[.E$18]=&quot;&quot;);0;[.E24]*[.E17]*VLOOKUP([.$D17];[.$D$54:.$E$60];2;0)/([.E$16]*VLOOKUP([.$D$16];[.$D$54:.$E$60];2;0)+[.E$17]+[.E$18])/[.E$34])" office:value-type="percentage" office:value="0.00981546917942678" calcext:value-type="percentage">
            <text:p>0,98%</text:p>
          </table:table-cell>
          <table:table-cell table:style-name="ce87" table:formula="of:=IF(OR(SUMPRODUCT([.F$16:.F$18];[.F$23:.F$25])=0;[.F$18]=&quot;&quot;);0;[.F24]*[.F17]*VLOOKUP([.$D17];[.$D$54:.$E$60];2;0)/([.F$16]*VLOOKUP([.$D$16];[.$D$54:.$E$60];2;0)+[.F$17]+[.F$18])/[.F$34])" office:value-type="percentage" office:value="0" calcext:value-type="percentage">
            <text:p>0,00%</text:p>
          </table:table-cell>
          <table:table-cell table:style-name="ce87" table:formula="of:=IF(OR(SUMPRODUCT([.G$16:.G$18];[.G$23:.G$25])=0;[.G$18]=&quot;&quot;);0;[.G24]*[.G17]*VLOOKUP([.$D17];[.$D$54:.$E$60];2;0)/([.G$16]*VLOOKUP([.$D$16];[.$D$54:.$E$60];2;0)+[.G$17]+[.G$18])/[.G$34])" office:value-type="percentage" office:value="0" calcext:value-type="percentage">
            <text:p>0,00%</text:p>
          </table:table-cell>
          <table:table-cell table:style-name="ce87" table:formula="of:=IF(OR(SUMPRODUCT([.H$16:.H$18];[.H$23:.H$25])=0;[.H$18]=&quot;&quot;);0;[.H24]*[.H17]*VLOOKUP([.$D17];[.$D$54:.$E$60];2;0)/([.H$16]*VLOOKUP([.$D$16];[.$D$54:.$E$60];2;0)+[.H$17]+[.H$18])/[.H$34])" office:value-type="percentage" office:value="0" calcext:value-type="percentage">
            <text:p>0,00%</text:p>
          </table:table-cell>
          <table:table-cell table:style-name="ce87" table:formula="of:=IF(OR(SUMPRODUCT([.I$16:.I$18];[.I$23:.I$25])=0;[.I$18]=&quot;&quot;);0;[.I24]*[.I17]*VLOOKUP([.$D17];[.$D$54:.$E$60];2;0)/([.I$16]*VLOOKUP([.$D$16];[.$D$54:.$E$60];2;0)+[.I$17]+[.I$18])/[.I$34])" office:value-type="percentage" office:value="0" calcext:value-type="percentage">
            <text:p>0,00%</text:p>
          </table:table-cell>
          <table:table-cell table:style-name="ce87" table:formula="of:=IF(OR(SUMPRODUCT([.J$16:.J$18];[.J$23:.J$25])=0;[.J$18]=&quot;&quot;);0;[.J24]*[.J17]*VLOOKUP([.$D17];[.$D$54:.$E$60];2;0)/([.J$16]*VLOOKUP([.$D$16];[.$D$54:.$E$60];2;0)+[.J$17]+[.J$18])/[.J$34])" office:value-type="percentage" office:value="0" calcext:value-type="percentage">
            <text:p>0,00%</text:p>
          </table:table-cell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table:formula="of:=[.B18]" office:value-type="string" office:string-value="Transmit" calcext:value-type="string">
            <text:p>Transmit</text:p>
          </table:table-cell>
          <table:table-cell table:style-name="ce40"/>
          <table:table-cell table:style-name="ce62" office:value-type="string" calcext:value-type="string">
            <text:p>%</text:p>
          </table:table-cell>
          <table:table-cell table:style-name="ce87" table:formula="of:=IF(OR(SUMPRODUCT([.E$16:.E$18];[.E$23:.E$25])=0;[.E$18]=&quot;&quot;);0;[.E25]*[.E18]*VLOOKUP([.$D18];[.$D$54:.$E$60];2;0)/([.E$16]*VLOOKUP([.$D$16];[.$D$54:.$E$60];2;0)+[.E$17]+[.E$18])/[.E$34])" office:value-type="percentage" office:value="0.889281507656066" calcext:value-type="percentage">
            <text:p>88,93%</text:p>
          </table:table-cell>
          <table:table-cell table:style-name="ce87" table:formula="of:=IF(OR(SUMPRODUCT([.F$16:.F$18];[.F$23:.F$25])=0;[.F$18]=&quot;&quot;);0;[.F25]*[.F18]*VLOOKUP([.$D18];[.$D$54:.$E$60];2;0)/([.F$16]*VLOOKUP([.$D$16];[.$D$54:.$E$60];2;0)+[.F$17]+[.F$18])/[.F$34])" office:value-type="percentage" office:value="0" calcext:value-type="percentage">
            <text:p>0,00%</text:p>
          </table:table-cell>
          <table:table-cell table:style-name="ce87" table:formula="of:=IF(OR(SUMPRODUCT([.G$16:.G$18];[.G$23:.G$25])=0;[.G$18]=&quot;&quot;);0;[.G25]*[.G18]*VLOOKUP([.$D18];[.$D$54:.$E$60];2;0)/([.G$16]*VLOOKUP([.$D$16];[.$D$54:.$E$60];2;0)+[.G$17]+[.G$18])/[.G$34])" office:value-type="percentage" office:value="0" calcext:value-type="percentage">
            <text:p>0,00%</text:p>
          </table:table-cell>
          <table:table-cell table:style-name="ce87" table:formula="of:=IF(OR(SUMPRODUCT([.H$16:.H$18];[.H$23:.H$25])=0;[.H$18]=&quot;&quot;);0;[.H25]*[.H18]*VLOOKUP([.$D18];[.$D$54:.$E$60];2;0)/([.H$16]*VLOOKUP([.$D$16];[.$D$54:.$E$60];2;0)+[.H$17]+[.H$18])/[.H$34])" office:value-type="percentage" office:value="0" calcext:value-type="percentage">
            <text:p>0,00%</text:p>
          </table:table-cell>
          <table:table-cell table:style-name="ce87" table:formula="of:=IF(OR(SUMPRODUCT([.I$16:.I$18];[.I$23:.I$25])=0;[.I$18]=&quot;&quot;);0;[.I25]*[.I18]*VLOOKUP([.$D18];[.$D$54:.$E$60];2;0)/([.I$16]*VLOOKUP([.$D$16];[.$D$54:.$E$60];2;0)+[.I$17]+[.I$18])/[.I$34])" office:value-type="percentage" office:value="0" calcext:value-type="percentage">
            <text:p>0,00%</text:p>
          </table:table-cell>
          <table:table-cell table:style-name="ce87" table:formula="of:=IF(OR(SUMPRODUCT([.J$16:.J$18];[.J$23:.J$25])=0;[.J$18]=&quot;&quot;);0;[.J25]*[.J18]*VLOOKUP([.$D18];[.$D$54:.$E$60];2;0)/([.J$16]*VLOOKUP([.$D$16];[.$D$54:.$E$60];2;0)+[.J$17]+[.J$18])/[.J$34])" office:value-type="percentage" office:value="0" calcext:value-type="percentage">
            <text:p>0,00%</text:p>
          </table:table-cell>
          <table:table-cell table:style-name="ce130"/>
          <table:table-cell table:number-columns-repeated="1013"/>
        </table:table-row>
        <table:table-row table:style-name="ro3">
          <table:table-cell/>
          <table:table-cell table:style-name="ce17"/>
          <table:table-cell table:style-name="ce40"/>
          <table:table-cell table:style-name="ce62"/>
          <table:table-cell table:style-name="ce88" table:number-columns-repeated="2"/>
          <table:table-cell table:style-name="ce62" table:number-columns-repeated="3"/>
          <table:table-cell table:style-name="ce118" office:value-type="string" calcext:value-type="string">
            <text:p>Legend: Red &gt; 100%, Green &lt;= 100%</text:p>
          </table:table-cell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% of scenario 'A'</text:p>
          </table:table-cell>
          <table:table-cell table:style-name="ce40">
            <office:annotation draw:style-name="gr9" draw:text-style-name="P3" svg:width="5.174cm" svg:height="1.191cm" svg:x="5.426cm" svg:y="13.984cm" draw:caption-point-x="-0.431cm" draw:caption-point-y="0.327cm">
              <dc:date>2014-08-22T00:00:00</dc:date>
              <text:p text:style-name="P3"><text:span text:style-name="T3">Baseline comparison:</text:span></text:p>
              <text:p text:style-name="P3"><text:span text:style-name="T4">Scenarios B-F are shown as a percentage of a baseline Scenario A. </text:span></text:p>
            </office:annotation>
          </table:table-cell>
          <table:table-cell table:style-name="ce62" table:number-columns-repeated="2"/>
          <table:table-cell table:style-name="ce104" table:formula="of:=IF([.$E$34]&lt;&gt;0;[.F34]/[.$E34];0)" office:value-type="percentage" office:value="0" calcext:value-type="percentage">
            <text:p>0%</text:p>
          </table:table-cell>
          <table:table-cell table:style-name="ce104" table:formula="of:=IF([.$E$34]&lt;&gt;0;[.G34]/[.$E34];0)" office:value-type="percentage" office:value="0" calcext:value-type="percentage">
            <text:p>0%</text:p>
          </table:table-cell>
          <table:table-cell table:style-name="ce104" table:formula="of:=IF([.$E$34]&lt;&gt;0;[.H34]/[.$E34];0)" office:value-type="percentage" office:value="0" calcext:value-type="percentage">
            <text:p>0%</text:p>
          </table:table-cell>
          <table:table-cell table:style-name="ce104" table:formula="of:=IF([.$E$34]&lt;&gt;0;[.I34]/[.$E34];0)" office:value-type="percentage" office:value="0" calcext:value-type="percentage">
            <text:p>0%</text:p>
          </table:table-cell>
          <table:table-cell table:style-name="ce104" table:formula="of:=IF([.$E$34]&lt;&gt;0;[.J34]/[.$E34];0)" office:value-type="percentage" office:value="0" calcext:value-type="percentage">
            <text:p>0%</text:p>
          </table:table-cell>
          <table:table-cell table:style-name="ce130"/>
          <table:table-cell table:number-columns-repeated="1013"/>
        </table:table-row>
        <table:table-row table:style-name="ro3">
          <table:table-cell/>
          <table:table-cell table:style-name="ce16"/>
          <table:table-cell table:style-name="ce41"/>
          <table:table-cell table:style-name="ce62" table:number-columns-repeated="7"/>
          <table:table-cell table:style-name="ce130"/>
          <table:table-cell table:number-columns-repeated="1013"/>
        </table:table-row>
        <table:table-row table:style-name="ro3">
          <table:table-cell table:style-name="ce2"/>
          <table:table-cell table:style-name="ce13" office:value-type="string" calcext:value-type="string">
            <text:p>Average current</text:p>
          </table:table-cell>
          <table:table-cell table:style-name="ce39">
            <office:annotation draw:style-name="gr9" draw:text-style-name="P3" svg:width="7.441cm" svg:height="0.846cm" svg:x="5.426cm" svg:y="14.857cm" draw:caption-point-x="-0.431cm" draw:caption-point-y="0.354cm">
              <dc:date>2014-08-22T00:00:00</dc:date>
              <text:p text:style-name="P3"><text:span text:style-name="T3">Average current:</text:span></text:p>
              <text:p text:style-name="P3"><text:span text:style-name="T4">Current calculation result showing average current consumed.</text:span></text:p>
            </office:annotation>
          </table:table-cell>
          <table:table-cell table:style-name="ce66" office:value-type="string" calcext:value-type="string">
            <text:p>mA</text:p>
          </table:table-cell>
          <table:table-cell table:style-name="ce89" table:formula="of:=IF(OR(SUM([.E$16:.E$18])=0;[.E$18]=&quot;&quot;);0;SUM([.E25]*[.E18];[.E24]*[.E17];[.E23]*[.E16]*VLOOKUP([.$D16];[.$D$54:.$E$60];2;0))/([.E18]+[.E17]+[.E16]*VLOOKUP([.$D16];[.$D$54:.$E$60];2;0)))" office:value-type="float" office:value="0.197434207976435" calcext:value-type="float">
            <text:p>0,197434208</text:p>
          </table:table-cell>
          <table:table-cell table:style-name="ce89" table:formula="of:=IF(OR(SUM([.F$16:.F$18])=0;[.F$18]=&quot;&quot;);0;SUM([.F25]*[.F18];[.F24]*[.F17];[.F23]*[.F16]*VLOOKUP([.$D16];[.$D$54:.$E$60];2;0))/([.F18]+[.F17]+[.F16]*VLOOKUP([.$D16];[.$D$54:.$E$60];2;0)))" office:value-type="float" office:value="0" calcext:value-type="float">
            <text:p>0</text:p>
          </table:table-cell>
          <table:table-cell table:style-name="ce89" table:formula="of:=IF(OR(SUM([.G$16:.G$18])=0;[.G$18]=&quot;&quot;);0;SUM([.G25]*[.G18];[.G24]*[.G17];[.G23]*[.G16]*VLOOKUP([.$D16];[.$D$54:.$E$60];2;0))/([.G18]+[.G17]+[.G16]*VLOOKUP([.$D16];[.$D$54:.$E$60];2;0)))" office:value-type="float" office:value="0" calcext:value-type="float">
            <text:p>0</text:p>
          </table:table-cell>
          <table:table-cell table:style-name="ce89" table:formula="of:=IF(OR(SUM([.H$16:.H$18])=0;[.H$18]=&quot;&quot;);0;SUM([.H25]*[.H18];[.H24]*[.H17];[.H23]*[.H16]*VLOOKUP([.$D16];[.$D$54:.$E$60];2;0))/([.H18]+[.H17]+[.H16]*VLOOKUP([.$D16];[.$D$54:.$E$60];2;0)))" office:value-type="float" office:value="0" calcext:value-type="float">
            <text:p>0</text:p>
          </table:table-cell>
          <table:table-cell table:style-name="ce89" table:formula="of:=IF(OR(SUM([.I$16:.I$18])=0;[.I$18]=&quot;&quot;);0;SUM([.I25]*[.I18];[.I24]*[.I17];[.I23]*[.I16]*VLOOKUP([.$D16];[.$D$54:.$E$60];2;0))/([.I18]+[.I17]+[.I16]*VLOOKUP([.$D16];[.$D$54:.$E$60];2;0)))" office:value-type="float" office:value="0" calcext:value-type="float">
            <text:p>0</text:p>
          </table:table-cell>
          <table:table-cell table:style-name="ce89" table:formula="of:=IF(OR(SUM([.J$16:.J$18])=0;[.J$18]=&quot;&quot;);0;SUM([.J25]*[.J18];[.J24]*[.J17];[.J23]*[.J16]*VLOOKUP([.$D16];[.$D$54:.$E$60];2;0))/([.J18]+[.J17]+[.J16]*VLOOKUP([.$D16];[.$D$54:.$E$60];2;0)))" office:value-type="float" office:value="0" calcext:value-type="float">
            <text:p>0</text:p>
          </table:table-cell>
          <table:table-cell table:style-name="ce131"/>
          <table:table-cell table:style-name="ce2" table:number-columns-repeated="1013"/>
        </table:table-row>
        <table:table-row table:style-name="ro1">
          <table:table-cell/>
          <table:table-cell table:style-name="ce18"/>
          <table:table-cell table:style-name="ce42"/>
          <table:table-cell table:style-name="ce67" table:number-columns-repeated="4"/>
          <table:table-cell table:style-name="ce42" table:number-columns-repeated="3"/>
          <table:table-cell table:style-name="ce132"/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Design Goals</text:p>
          </table:table-cell>
          <table:table-cell table:style-name="ce43">
            <office:annotation draw:style-name="gr9" draw:text-style-name="P3" svg:width="8.839cm" svg:height="1.297cm" svg:x="5.426cm" svg:y="15.809cm" draw:caption-point-x="-0.431cm" draw:caption-point-y="0.328cm">
              <dc:date>2014-08-22T00:00:00</dc:date>
              <text:p text:style-name="P3"><text:span text:style-name="T3">Design Goals:</text:span></text:p>
              <text:p text:style-name="P3"><text:span text:style-name="T4">Specify either target life of battery or a given battery capacity. Also select units of time for displaying Estimated Battery life. </text:span></text:p>
            </office:annotation>
          </table:table-cell>
          <table:table-cell table:style-name="ce62" table:number-columns-repeated="4"/>
          <table:table-cell table:style-name="ce53" table:number-columns-repeated="3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System efficiency</text:p>
          </table:table-cell>
          <table:table-cell table:style-name="ce40">
            <office:annotation draw:style-name="gr9" draw:text-style-name="P3" svg:width="8.168cm" svg:height="1.64cm" svg:x="5.426cm" svg:y="16.313cm" draw:caption-point-x="-0.431cm" draw:caption-point-y="0.3cm">
              <dc:date>2014-08-22T00:00:00</dc:date>
              <text:p text:style-name="P3"><text:span text:style-name="T3">System Efficiency:</text:span></text:p>
              <text:p text:style-name="P3"><text:span text:style-name="T4">Use the system efficiency parameter to capture the inefficiencies of power supplies and batteries (high current pulses reduce the usable capacity of many batteries).</text:span></text:p>
            </office:annotation>
          </table:table-cell>
          <table:table-cell table:style-name="ce62"/>
          <table:table-cell table:style-name="ce90" table:content-validation-name="val3" office:value-type="percentage" office:value="0.8" calcext:value-type="percentage">
            <text:p>80%</text:p>
          </table:table-cell>
          <table:table-cell table:style-name="ce105" table:content-validation-name="val3" table:formula="of:=[.$E37]" office:value-type="percentage" office:value="0.8" calcext:value-type="percentage">
            <text:p>80%</text:p>
          </table:table-cell>
          <table:table-cell table:style-name="ce105" table:content-validation-name="val3" table:formula="of:=[.$E37]" office:value-type="percentage" office:value="0.8" calcext:value-type="percentage">
            <text:p>80%</text:p>
          </table:table-cell>
          <table:table-cell table:style-name="ce105" table:content-validation-name="val3" table:formula="of:=[.$E37]" office:value-type="percentage" office:value="0.8" calcext:value-type="percentage">
            <text:p>80%</text:p>
          </table:table-cell>
          <table:table-cell table:style-name="ce105" table:content-validation-name="val3" table:formula="of:=[.$E37]" office:value-type="percentage" office:value="0.8" calcext:value-type="percentage">
            <text:p>80%</text:p>
          </table:table-cell>
          <table:table-cell table:style-name="ce119" table:content-validation-name="val3" table:formula="of:=[.$E37]" office:value-type="percentage" office:value="0.8" calcext:value-type="percentage">
            <text:p>80%</text:p>
          </table:table-cell>
          <table:table-cell table:style-name="ce130"/>
          <table:table-cell table:number-columns-repeated="1013"/>
        </table:table-row>
        <table:table-row table:style-name="ro3">
          <table:table-cell/>
          <table:table-cell table:style-name="ce17"/>
          <table:table-cell table:style-name="ce40">
            <draw:frame table:end-cell-address="'Battery Life comparison'.C40" table:end-x="3.724cm" table:end-y="0.106cm" draw:z-index="0" draw:name="Picture 32" draw:style-name="gr8" draw:text-style-name="P1" svg:width="0.508cm" svg:height="0.835cm" svg:x="3.216cm" svg:y="0.172cm">
              <draw:image xlink:href="Pictures/20000032000015E000002153158F6F44.wmf" xlink:type="simple" xlink:show="embed" xlink:actuate="onLoad">
                <text:p/>
              </draw:image>
            </draw:frame>
          </table:table-cell>
          <table:table-cell table:style-name="ce62" table:number-columns-repeated="4"/>
          <table:table-cell table:style-name="ce53" table:number-columns-repeated="3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Target battery life</text:p>
          </table:table-cell>
          <table:table-cell table:style-name="ce40"/>
          <table:table-cell table:style-name="ce68" table:content-validation-name="val1" office:value-type="string" calcext:value-type="string">
            <office:annotation draw:style-name="gr9" draw:text-style-name="P3" svg:width="7.246cm" svg:height="1.244cm" svg:x="6.991cm" svg:y="17.132cm" draw:caption-point-x="-0.96cm" draw:caption-point-y="0.381cm">
              <dc:date>2014-08-22T00:00:00</dc:date>
              <text:p text:style-name="P3"><text:span text:style-name="T3">Unit selection: </text:span></text:p>
              <text:p text:style-name="P3"><text:span text:style-name="T5">Select time units used in "Required battery capacity" and "Estimated battery life" calculations.</text:span></text:p>
            </office:annotation>
            <text:p>yr</text:p>
          </table:table-cell>
          <table:table-cell table:style-name="ce91" office:value-type="float" office:value="1" calcext:value-type="float">
            <text:p>1</text:p>
          </table:table-cell>
          <table:table-cell table:style-name="ce106" table:formula="of:=[.$E39]" office:value-type="float" office:value="1" calcext:value-type="float">
            <text:p>1</text:p>
          </table:table-cell>
          <table:table-cell table:style-name="ce106" table:formula="of:=[.$E39]" office:value-type="float" office:value="1" calcext:value-type="float">
            <text:p>1</text:p>
          </table:table-cell>
          <table:table-cell table:style-name="ce106" table:formula="of:=[.$E39]" office:value-type="float" office:value="1" calcext:value-type="float">
            <text:p>1</text:p>
          </table:table-cell>
          <table:table-cell table:style-name="ce106" table:formula="of:=[.$E39]" office:value-type="float" office:value="1" calcext:value-type="float">
            <text:p>1</text:p>
          </table:table-cell>
          <table:table-cell table:style-name="ce120" table:formula="of:=[.$E39]" office:value-type="float" office:value="1" calcext:value-type="float">
            <text:p>1</text:p>
          </table:table-cell>
          <table:table-cell table:style-name="ce130"/>
          <table:table-cell table:number-columns-repeated="1013"/>
        </table:table-row>
        <table:table-row table:style-name="ro3">
          <table:table-cell table:style-name="ce2"/>
          <table:table-cell table:style-name="ce20" office:value-type="string" calcext:value-type="string">
            <text:p>Required battery capacity</text:p>
          </table:table-cell>
          <table:table-cell table:style-name="ce44"/>
          <table:table-cell table:style-name="ce66" office:value-type="string" calcext:value-type="string">
            <text:p>mAh</text:p>
          </table:table-cell>
          <table:table-cell table:style-name="ce92" table:formula="of:=IF([.E37]&lt;&gt;0;[.E34]/[.E37]*[.E39]*VLOOKUP([.$D39];[.$D$54:.$E$60];2;0)/[.$E$57];0)" office:value-type="float" office:value="2163.38533390179" calcext:value-type="float">
            <text:p>2163,39</text:p>
          </table:table-cell>
          <table:table-cell table:style-name="ce92" table:formula="of:=IF([.F37]&lt;&gt;0;[.F34]/[.F37]*[.F39]*VLOOKUP([.$D39];[.$D$54:.$E$60];2;0)/[.$E$57];0)" office:value-type="float" office:value="0" calcext:value-type="float">
            <text:p>0,00</text:p>
          </table:table-cell>
          <table:table-cell table:style-name="ce92" table:formula="of:=IF([.G37]&lt;&gt;0;[.G34]/[.G37]*[.G39]*VLOOKUP([.$D39];[.$D$54:.$E$60];2;0)/[.$E$57];0)" office:value-type="float" office:value="0" calcext:value-type="float">
            <text:p>0,00</text:p>
          </table:table-cell>
          <table:table-cell table:style-name="ce92" table:formula="of:=IF([.H37]&lt;&gt;0;[.H34]/[.H37]*[.H39]*VLOOKUP([.$D39];[.$D$54:.$E$60];2;0)/[.$E$57];0)" office:value-type="float" office:value="0" calcext:value-type="float">
            <text:p>0,00</text:p>
          </table:table-cell>
          <table:table-cell table:style-name="ce92" table:formula="of:=IF([.I37]&lt;&gt;0;[.I34]/[.I37]*[.I39]*VLOOKUP([.$D39];[.$D$54:.$E$60];2;0)/[.$E$57];0)" office:value-type="float" office:value="0" calcext:value-type="float">
            <text:p>0,00</text:p>
          </table:table-cell>
          <table:table-cell table:style-name="ce92" table:formula="of:=IF([.J37]&lt;&gt;0;[.J34]/[.J37]*[.J39]*VLOOKUP([.$D39];[.$D$54:.$E$60];2;0)/[.$E$57];0)" office:value-type="float" office:value="0" calcext:value-type="float">
            <text:p>0,00</text:p>
          </table:table-cell>
          <table:table-cell table:style-name="ce131"/>
          <table:table-cell table:style-name="ce2" table:number-columns-repeated="1013"/>
        </table:table-row>
        <table:table-row table:style-name="ro3">
          <table:table-cell/>
          <table:table-cell table:style-name="ce21" office:value-type="string" calcext:value-type="string">
            <text:p>or</text:p>
          </table:table-cell>
          <table:table-cell table:style-name="ce45">
            <draw:frame table:end-cell-address="'Battery Life comparison'.D43" table:end-x="0.058cm" table:end-y="0.053cm" draw:z-index="1" draw:name="Picture 33" draw:style-name="gr8" draw:text-style-name="P1" svg:width="0.899cm" svg:height="0.912cm" svg:x="3.355cm" svg:y="0.041cm">
              <draw:image xlink:href="Pictures/2000002500001E6300001DF9C34E0016.wmf" xlink:type="simple" xlink:show="embed" xlink:actuate="onLoad">
                <text:p/>
              </draw:image>
            </draw:frame>
          </table:table-cell>
          <table:table-cell table:style-name="ce62" table:number-columns-repeated="4"/>
          <table:table-cell table:style-name="ce53" table:number-columns-repeated="3"/>
          <table:table-cell table:style-name="ce130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Given battery capacity</text:p>
          </table:table-cell>
          <table:table-cell table:style-name="ce40"/>
          <table:table-cell table:style-name="ce62" office:value-type="string" calcext:value-type="string">
            <text:p>mAh</text:p>
          </table:table-cell>
          <table:table-cell table:style-name="ce91" office:value-type="float" office:value="2100" calcext:value-type="float">
            <text:p>2100</text:p>
          </table:table-cell>
          <table:table-cell table:style-name="ce106" table:formula="of:=[.$E42]" office:value-type="float" office:value="2100" calcext:value-type="float">
            <text:p>2100</text:p>
          </table:table-cell>
          <table:table-cell table:style-name="ce106" table:formula="of:=[.$E42]" office:value-type="float" office:value="2100" calcext:value-type="float">
            <text:p>2100</text:p>
          </table:table-cell>
          <table:table-cell table:style-name="ce106" table:formula="of:=[.$E42]" office:value-type="float" office:value="2100" calcext:value-type="float">
            <text:p>2100</text:p>
          </table:table-cell>
          <table:table-cell table:style-name="ce106" table:formula="of:=[.$E42]" office:value-type="float" office:value="2100" calcext:value-type="float">
            <text:p>2100</text:p>
          </table:table-cell>
          <table:table-cell table:style-name="ce120" table:formula="of:=[.$E42]" office:value-type="float" office:value="2100" calcext:value-type="float">
            <text:p>2100</text:p>
          </table:table-cell>
          <table:table-cell table:style-name="ce130"/>
          <table:table-cell table:number-columns-repeated="1013"/>
        </table:table-row>
        <table:table-row table:style-name="ro3">
          <table:table-cell table:style-name="ce2"/>
          <table:table-cell table:style-name="ce20" office:value-type="string" calcext:value-type="string">
            <text:p>Estimated battery life</text:p>
          </table:table-cell>
          <table:table-cell table:style-name="ce44"/>
          <table:table-cell table:style-name="ce69" table:formula="of:=[.D39]" office:value-type="string" office:string-value="yr" calcext:value-type="string">
            <text:p>yr</text:p>
          </table:table-cell>
          <table:table-cell table:style-name="ce92" table:formula="of:=IF(AND([.E34]&lt;&gt;0;[.E37]&lt;&gt;0);([.E42]*[.$E$57])/([.E34]*VLOOKUP([.$D43];[.$D$54:.$E$60];2;0)/[.E37]);0)" office:value-type="float" office:value="0.970700858091024" calcext:value-type="float">
            <text:p>0,97</text:p>
          </table:table-cell>
          <table:table-cell table:style-name="ce92" table:formula="of:=IF(AND([.F34]&lt;&gt;0;[.F37]&lt;&gt;0);([.F42]*[.$E$57])/([.F34]*VLOOKUP([.$D43];[.$D$54:.$E$60];2;0)/[.F37]);0)" office:value-type="float" office:value="0" calcext:value-type="float">
            <text:p>0,00</text:p>
          </table:table-cell>
          <table:table-cell table:style-name="ce92" table:formula="of:=IF(AND([.G34]&lt;&gt;0;[.G37]&lt;&gt;0);([.G42]*[.$E$57])/([.G34]*VLOOKUP([.$D43];[.$D$54:.$E$60];2;0)/[.G37]);0)" office:value-type="float" office:value="0" calcext:value-type="float">
            <text:p>0,00</text:p>
          </table:table-cell>
          <table:table-cell table:style-name="ce92" table:formula="of:=IF(AND([.H34]&lt;&gt;0;[.H37]&lt;&gt;0);([.H42]*[.$E$57])/([.H34]*VLOOKUP([.$D43];[.$D$54:.$E$60];2;0)/[.H37]);0)" office:value-type="float" office:value="0" calcext:value-type="float">
            <text:p>0,00</text:p>
          </table:table-cell>
          <table:table-cell table:style-name="ce92" table:formula="of:=IF(AND([.I34]&lt;&gt;0;[.I37]&lt;&gt;0);([.I42]*[.$E$57])/([.I34]*VLOOKUP([.$D43];[.$D$54:.$E$60];2;0)/[.I37]);0)" office:value-type="float" office:value="0" calcext:value-type="float">
            <text:p>0,00</text:p>
          </table:table-cell>
          <table:table-cell table:style-name="ce92" table:formula="of:=IF(AND([.J34]&lt;&gt;0;[.J37]&lt;&gt;0);([.J42]*[.$E$57])/([.J34]*VLOOKUP([.$D43];[.$D$54:.$E$60];2;0)/[.J37]);0)" office:value-type="float" office:value="0" calcext:value-type="float">
            <text:p>0,00</text:p>
          </table:table-cell>
          <table:table-cell table:style-name="ce131"/>
          <table:table-cell table:style-name="ce2" table:number-columns-repeated="1013"/>
        </table:table-row>
        <table:table-row table:style-name="ro1">
          <table:table-cell/>
          <table:table-cell table:style-name="ce22"/>
          <table:table-cell table:style-name="ce46"/>
          <table:table-cell table:style-name="ce70" table:number-columns-repeated="4"/>
          <table:table-cell table:style-name="ce51" table:number-columns-repeated="3"/>
          <table:table-cell table:style-name="ce133"/>
          <table:table-cell table:number-columns-repeated="1013"/>
        </table:table-row>
        <table:table-row table:style-name="ro3">
          <table:table-cell/>
          <table:table-cell table:style-name="ce23" office:value-type="string" calcext:value-type="string">
            <text:p>Scenario descriptions</text:p>
          </table:table-cell>
          <table:table-cell table:style-name="ce47">
            <office:annotation draw:style-name="gr9" draw:text-style-name="P3" svg:width="7.3cm" svg:height="1.613cm" svg:x="5.426cm" svg:y="19.938cm" draw:caption-point-x="-0.431cm" draw:caption-point-y="0.3cm">
              <dc:date>2014-08-22T00:00:00</dc:date>
              <text:p text:style-name="P3"><text:span text:style-name="T3">Scenario descriptions:</text:span></text:p>
              <text:p text:style-name="P3"><text:span text:style-name="T5">Edit the descriptions for the scenarios modeled by the calculator. The first word in the description will be displayed as the scenario column label.</text:span></text:p>
            </office:annotation>
          </table:table-cell>
          <table:table-cell table:style-name="ce71" table:number-columns-repeated="4"/>
          <table:table-cell table:style-name="ce52" table:number-columns-repeated="3"/>
          <table:table-cell table:style-name="ce134"/>
          <table:table-cell table:number-columns-repeated="1013"/>
        </table:table-row>
        <table:table-row-group>
          <table:table-row table:style-name="ro3">
            <table:table-cell/>
            <table:table-cell table:style-name="ce24" office:value-type="string" calcext:value-type="string">
              <text:p>A - </text:p>
            </table:table-cell>
            <table:table-cell table:style-name="ce48" office:value-type="string" calcext:value-type="string" table:number-columns-spanned="8" table:number-rows-spanned="1">
              <text:p>Scenario_A XB-hibernate </text:p>
            </table:table-cell>
            <table:covered-table-cell table:number-columns-repeated="6" table:style-name="ce72"/>
            <table:covered-table-cell table:style-name="ce121"/>
            <table:table-cell table:style-name="ce130"/>
            <table:table-cell table:number-columns-repeated="1013"/>
          </table:table-row>
          <table:table-row table:style-name="ro3">
            <table:table-cell/>
            <table:table-cell table:style-name="ce24" office:value-type="string" calcext:value-type="string">
              <text:p>B - </text:p>
            </table:table-cell>
            <table:table-cell table:style-name="ce49" office:value-type="string" calcext:value-type="string" table:number-columns-spanned="8" table:number-rows-spanned="1">
              <text:p>Scenario_B</text:p>
            </table:table-cell>
            <table:covered-table-cell table:number-columns-repeated="6" table:style-name="ce73"/>
            <table:covered-table-cell table:style-name="ce122"/>
            <table:table-cell table:style-name="ce130"/>
            <table:table-cell table:number-columns-repeated="1013"/>
          </table:table-row>
          <table:table-row table:style-name="ro3">
            <table:table-cell/>
            <table:table-cell table:style-name="ce24" office:value-type="string" calcext:value-type="string">
              <text:p>C - </text:p>
            </table:table-cell>
            <table:table-cell table:style-name="ce49" office:value-type="string" calcext:value-type="string" table:number-columns-spanned="8" table:number-rows-spanned="1">
              <text:p>Scenario_C </text:p>
            </table:table-cell>
            <table:covered-table-cell table:number-columns-repeated="6" table:style-name="ce73"/>
            <table:covered-table-cell table:style-name="ce122"/>
            <table:table-cell table:style-name="ce130"/>
            <table:table-cell table:number-columns-repeated="1013"/>
          </table:table-row>
          <table:table-row table:style-name="ro3">
            <table:table-cell/>
            <table:table-cell table:style-name="ce24" office:value-type="string" calcext:value-type="string">
              <text:p>D - </text:p>
            </table:table-cell>
            <table:table-cell table:style-name="ce49" office:value-type="string" calcext:value-type="string" table:number-columns-spanned="8" table:number-rows-spanned="1">
              <text:p>Scenario_D </text:p>
            </table:table-cell>
            <table:covered-table-cell table:number-columns-repeated="6" table:style-name="ce73"/>
            <table:covered-table-cell table:style-name="ce122"/>
            <table:table-cell table:style-name="ce130"/>
            <table:table-cell table:number-columns-repeated="1013"/>
          </table:table-row>
          <table:table-row table:style-name="ro3">
            <table:table-cell/>
            <table:table-cell table:style-name="ce24" office:value-type="string" calcext:value-type="string">
              <text:p>E - </text:p>
            </table:table-cell>
            <table:table-cell table:style-name="ce49" office:value-type="string" calcext:value-type="string" table:number-columns-spanned="8" table:number-rows-spanned="1">
              <text:p>Scenario_E </text:p>
            </table:table-cell>
            <table:covered-table-cell table:number-columns-repeated="6" table:style-name="ce73"/>
            <table:covered-table-cell table:style-name="ce122"/>
            <table:table-cell table:style-name="ce130"/>
            <table:table-cell table:number-columns-repeated="1013"/>
          </table:table-row>
          <table:table-row table:style-name="ro3">
            <table:table-cell/>
            <table:table-cell table:style-name="ce24" office:value-type="string" calcext:value-type="string">
              <text:p>F - </text:p>
            </table:table-cell>
            <table:table-cell table:style-name="ce50" office:value-type="string" calcext:value-type="string" table:number-columns-spanned="8" table:number-rows-spanned="1">
              <text:p>Scenario_F </text:p>
            </table:table-cell>
            <table:covered-table-cell table:number-columns-repeated="6" table:style-name="ce74"/>
            <table:covered-table-cell table:style-name="ce123"/>
            <table:table-cell table:style-name="ce130"/>
            <table:table-cell table:number-columns-repeated="1013"/>
          </table:table-row>
        </table:table-row-group>
        <table:table-row table:style-name="ro1">
          <table:table-cell/>
          <table:table-cell table:style-name="ce25"/>
          <table:table-cell table:style-name="ce51"/>
          <table:table-cell table:style-name="ce70" table:number-columns-repeated="4"/>
          <table:table-cell table:style-name="ce51" table:number-columns-repeated="3"/>
          <table:table-cell table:style-name="ce133"/>
          <table:table-cell table:number-columns-repeated="1013"/>
        </table:table-row>
        <table:table-row table:style-name="ro3" table:visibility="collapse">
          <table:table-cell/>
          <table:table-cell table:style-name="ce26"/>
          <table:table-cell table:style-name="ce52"/>
          <table:table-cell table:style-name="ce71" table:number-columns-repeated="4"/>
          <table:table-cell table:style-name="ce52" table:number-columns-repeated="3"/>
          <table:table-cell table:style-name="ce134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ms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08" office:value-type="string" calcext:value-type="string">
            <text:p>XBee</text:p>
          </table:table-cell>
          <table:table-cell table:style-name="ce53" table:formula="of:=3.3/[.I54]" office:value-type="float" office:value="103.125" calcext:value-type="float">
            <text:p>103,125</text:p>
          </table:table-cell>
          <table:table-cell table:style-name="ce53" table:formula="of:=1/250*8" office:value-type="float" office:value="0.032" calcext:value-type="float">
            <text:p>0,032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s</text:p>
          </table:table-cell>
          <table:table-cell table:style-name="ce62" table:formula="of:=[.E54]*1000" office:value-type="float" office:value="1000" calcext:value-type="float">
            <text:p>1000</text:p>
          </table:table-cell>
          <table:table-cell table:style-name="ce62"/>
          <table:table-cell table:style-name="ce108" office:value-type="string" calcext:value-type="string">
            <text:p>XCite-96</text:p>
          </table:table-cell>
          <table:table-cell table:style-name="ce53" table:formula="of:=48/[.I55]" office:value-type="float" office:value="60" calcext:value-type="float">
            <text:p>60</text:p>
          </table:table-cell>
          <table:table-cell table:style-name="ce53" table:formula="of:=1/10*8" office:value-type="float" office:value="0.8" calcext:value-type="float">
            <text:p>0,8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min</text:p>
          </table:table-cell>
          <table:table-cell table:style-name="ce62" table:formula="of:=[.E55]*60" office:value-type="float" office:value="60000" calcext:value-type="float">
            <text:p>60000</text:p>
          </table:table-cell>
          <table:table-cell table:style-name="ce62"/>
          <table:table-cell table:style-name="ce108" office:value-type="string" calcext:value-type="string">
            <text:p>XCite-384</text:p>
          </table:table-cell>
          <table:table-cell table:style-name="ce53" table:formula="of:=13/[.I56]" office:value-type="float" office:value="65" calcext:value-type="float">
            <text:p>65</text:p>
          </table:table-cell>
          <table:table-cell table:style-name="ce53" table:formula="of:=1/40*8" office:value-type="float" office:value="0.2" calcext:value-type="float">
            <text:p>0,2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hr</text:p>
          </table:table-cell>
          <table:table-cell table:style-name="ce62" table:formula="of:=[.E56]*60" office:value-type="float" office:value="3600000" calcext:value-type="float">
            <text:p>3600000</text:p>
          </table:table-cell>
          <table:table-cell table:style-name="ce62"/>
          <table:table-cell table:style-name="ce108" office:value-type="string" calcext:value-type="string">
            <text:p>XStream-96</text:p>
          </table:table-cell>
          <table:table-cell table:style-name="ce53" table:formula="of:=48/[.I57]" office:value-type="float" office:value="60" calcext:value-type="float">
            <text:p>60</text:p>
          </table:table-cell>
          <table:table-cell table:style-name="ce53" table:formula="of:=1/10*8" office:value-type="float" office:value="0.8" calcext:value-type="float">
            <text:p>0,8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day</text:p>
          </table:table-cell>
          <table:table-cell table:style-name="ce62" table:formula="of:=[.E57]*24" office:value-type="float" office:value="86400000" calcext:value-type="float">
            <text:p>86400000</text:p>
          </table:table-cell>
          <table:table-cell table:style-name="ce62"/>
          <table:table-cell table:style-name="ce108" office:value-type="string" calcext:value-type="string">
            <text:p>XStream-192</text:p>
          </table:table-cell>
          <table:table-cell table:style-name="ce53" table:formula="of:=42/[.I58]" office:value-type="float" office:value="105" calcext:value-type="float">
            <text:p>105</text:p>
          </table:table-cell>
          <table:table-cell table:style-name="ce53" table:formula="of:=1/20*8" office:value-type="float" office:value="0.4" calcext:value-type="float">
            <text:p>0,4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mo</text:p>
          </table:table-cell>
          <table:table-cell table:style-name="ce62" table:formula="of:=[.E60]/12" office:value-type="float" office:value="2629800000" calcext:value-type="float">
            <text:p>2629800000</text:p>
          </table:table-cell>
          <table:table-cell table:style-name="ce62"/>
          <table:table-cell table:style-name="ce108" office:value-type="string" calcext:value-type="string">
            <text:p>XTend-96</text:p>
          </table:table-cell>
          <table:table-cell table:style-name="ce53" table:formula="of:=84/[.I59]" office:value-type="float" office:value="105" calcext:value-type="float">
            <text:p>105</text:p>
          </table:table-cell>
          <table:table-cell table:style-name="ce53" table:formula="of:=1/10*8" office:value-type="float" office:value="0.8" calcext:value-type="float">
            <text:p>0,8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3" table:visibility="collapse">
          <table:table-cell/>
          <table:table-cell table:style-name="ce27"/>
          <table:table-cell table:style-name="ce53"/>
          <table:table-cell table:style-name="ce62" office:value-type="string" calcext:value-type="string">
            <text:p>yr</text:p>
          </table:table-cell>
          <table:table-cell table:style-name="ce62" table:formula="of:=[.E58]*365.25" office:value-type="float" office:value="31557600000" calcext:value-type="float">
            <text:p>31557600000</text:p>
          </table:table-cell>
          <table:table-cell table:style-name="ce62"/>
          <table:table-cell table:style-name="ce108" office:value-type="string" calcext:value-type="string">
            <text:p>XTend-115k</text:p>
          </table:table-cell>
          <table:table-cell table:style-name="ce53" table:formula="of:=8.5/[.I60]" office:value-type="float" office:value="127.5" calcext:value-type="float">
            <text:p>127,5</text:p>
          </table:table-cell>
          <table:table-cell table:style-name="ce53" table:formula="of:=1/120*8" office:value-type="float" office:value="0.0666666666666667" calcext:value-type="float">
            <text:p>0,0666666667</text:p>
          </table:table-cell>
          <table:table-cell table:style-name="ce53"/>
          <table:table-cell table:style-name="ce130"/>
          <table:table-cell table:number-columns-repeated="1013"/>
        </table:table-row>
        <table:table-row table:style-name="ro1" table:visibility="collapse">
          <table:table-cell/>
          <table:table-cell table:style-name="ce25"/>
          <table:table-cell table:style-name="ce51"/>
          <table:table-cell table:style-name="ce70" table:number-columns-repeated="4"/>
          <table:table-cell table:style-name="ce51" table:number-columns-repeated="3"/>
          <table:table-cell table:style-name="ce133"/>
          <table:table-cell table:number-columns-repeated="1013"/>
        </table:table-row>
        <table:table-row-group>
          <table:table-row table:style-name="ro3">
            <table:table-cell/>
            <table:table-cell table:style-name="ce28" office:value-type="string" calcext:value-type="string">
              <text:p>Reference</text:p>
            </table:table-cell>
            <table:table-cell table:style-name="ce54">
              <office:annotation draw:style-name="gr9" draw:text-style-name="P3" svg:width="6.321cm" svg:height="1.719cm" svg:x="5.426cm" svg:y="23.589cm" draw:caption-point-x="-0.431cm" draw:caption-point-y="0.274cm">
                <dc:date>2014-08-22T00:00:00</dc:date>
                <text:p text:style-name="P3"><text:span text:style-name="T3">Reference:</text:span></text:p>
                <text:p text:style-name="P3"><text:span text:style-name="T4">Current consumption specifications from product datasheets for convenience. (Subject to change - measure for accuracy)</text:span></text:p>
              </office:annotation>
            </table:table-cell>
            <table:table-cell table:style-name="ce54" table:number-columns-repeated="7"/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5" table:number-columns-repeated="2"/>
            <table:table-cell table:style-name="ce93" office:value-type="string" calcext:value-type="string">
              <text:p>XBee</text:p>
            </table:table-cell>
            <table:table-cell table:style-name="ce93" office:value-type="string" calcext:value-type="string">
              <text:p>XBee-PRO</text:p>
            </table:table-cell>
            <table:table-cell table:style-name="ce93" office:value-type="string" calcext:value-type="string">
              <text:p>9XCite</text:p>
            </table:table-cell>
            <table:table-cell table:style-name="ce93" office:value-type="string" calcext:value-type="string">
              <text:p>9XStream</text:p>
            </table:table-cell>
            <table:table-cell table:style-name="ce93" office:value-type="string" calcext:value-type="string">
              <text:p>24XStream</text:p>
            </table:table-cell>
            <table:table-cell table:style-name="ce93" office:value-type="string" calcext:value-type="string">
              <text:p>9XTend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office:value-type="string" calcext:value-type="string">
              <text:p>Pin Sleep (mA)</text:p>
            </table:table-cell>
            <table:table-cell table:style-name="ce54"/>
            <table:table-cell table:style-name="ce94" office:value-type="string" calcext:value-type="string">
              <office:annotation draw:style-name="gr9" draw:text-style-name="P3" svg:width="4.197cm" svg:height="1.271cm" svg:x="8.698cm" svg:y="24.487cm" draw:caption-point-x="-0.431cm" draw:caption-point-y="0.275cm">
                <dc:date>2014-08-22T00:00:00</dc:date>
                <text:p text:style-name="P3"><text:span text:style-name="T3">XBee pin sleep current:</text:span></text:p>
                <text:p text:style-name="P3"><text:span text:style-name="T4">0.010mA pin hibernate</text:span></text:p>
                <text:p text:style-name="P3"><text:span text:style-name="T4">0.050mA pin doze</text:span></text:p>
              </office:annotation>
              <text:p>0.010 / 0.050</text:p>
            </table:table-cell>
            <table:table-cell table:style-name="ce94" office:value-type="string" calcext:value-type="string">
              <office:annotation draw:style-name="gr9" draw:text-style-name="P3" svg:width="4.2cm" svg:height="1.271cm" svg:x="10.598cm" svg:y="24.487cm" draw:caption-point-x="-0.429cm" draw:caption-point-y="0.275cm">
                <dc:date>2014-08-22T00:00:00</dc:date>
                <text:p text:style-name="P3"><text:span text:style-name="T3">XBee pin sleep current:</text:span></text:p>
                <text:p text:style-name="P3"><text:span text:style-name="T4">0.010mA pin hibernate</text:span></text:p>
                <text:p text:style-name="P3"><text:span text:style-name="T4">0.050mA pin doze</text:span></text:p>
              </office:annotation>
              <text:p>0.010 / 0.050</text:p>
            </table:table-cell>
            <table:table-cell table:style-name="ce95" office:value-type="float" office:value="0.02" calcext:value-type="float">
              <text:p>0,02</text:p>
            </table:table-cell>
            <table:table-cell table:number-columns-repeated="2" table:style-name="ce95" office:value-type="float" office:value="0.026" calcext:value-type="float">
              <text:p>0,026</text:p>
            </table:table-cell>
            <table:table-cell table:style-name="ce95" office:value-type="float" office:value="0.01" calcext:value-type="float">
              <text:p>0,01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office:value-type="string" calcext:value-type="string">
              <text:p>Serial port Sleep (mA)</text:p>
            </table:table-cell>
            <table:table-cell table:style-name="ce54"/>
            <table:table-cell table:number-columns-repeated="2" table:style-name="ce95" office:value-type="string" calcext:value-type="string">
              <text:p>n/a</text:p>
            </table:table-cell>
            <table:table-cell table:number-columns-repeated="3" table:style-name="ce95" office:value-type="float" office:value="1" calcext:value-type="float">
              <text:p>1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office:value-type="string" calcext:value-type="string">
              <text:p>Cyclic Sleep (mA)</text:p>
            </table:table-cell>
            <table:table-cell table:style-name="ce54"/>
            <table:table-cell table:number-columns-repeated="2" table:style-name="ce95" office:value-type="float" office:value="0.05" calcext:value-type="float">
              <text:p>0,05</text:p>
            </table:table-cell>
            <table:table-cell table:number-columns-repeated="3" table:style-name="ce95" office:value-type="float" office:value="76" calcext:value-type="float">
              <text:p>76</text:p>
            </table:table-cell>
            <table:table-cell table:style-name="ce95" office:value-type="float" office:value="0.8" calcext:value-type="float">
              <text:p>0,8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office:value-type="string" calcext:value-type="string">
              <text:p>Cyclic Sleep wake time (ms)</text:p>
            </table:table-cell>
            <table:table-cell table:style-name="ce54"/>
            <table:table-cell table:number-columns-repeated="2" table:style-name="ce95" office:value-type="float" office:value="30" calcext:value-type="float">
              <text:p>30</text:p>
            </table:table-cell>
            <table:table-cell table:number-columns-repeated="3" table:style-name="ce95" office:value-type="float" office:value="100" calcext:value-type="float">
              <text:p>100</text:p>
            </table:table-cell>
            <table:table-cell table:style-name="ce95" office:value-type="string" calcext:value-type="string">
              <office:annotation draw:style-name="gr9" draw:text-style-name="P3" svg:width="4.002cm" svg:height="1.404cm" svg:x="19.158cm" svg:y="25.837cm" draw:caption-point-x="-0.429cm" draw:caption-point-y="0.275cm">
                <dc:date>2014-08-22T00:00:00</dc:date>
                <text:p text:style-name="P3"><text:span text:style-name="T3">Wake time:</text:span></text:p>
                <text:p text:style-name="P3"><text:span text:style-name="T4">30ms @ 115k over the air</text:span></text:p>
                <text:p text:style-name="P3"><text:span text:style-name="T4">150ms@ 9.6k over the air</text:span></text:p>
              </office:annotation>
              <text:p>30 / 150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office:value-type="string" calcext:value-type="string">
              <text:p>Idle/Receive (mA)</text:p>
            </table:table-cell>
            <table:table-cell table:style-name="ce54"/>
            <table:table-cell table:style-name="ce95" office:value-type="float" office:value="50" calcext:value-type="float">
              <text:p>50</text:p>
            </table:table-cell>
            <table:table-cell table:style-name="ce95" office:value-type="float" office:value="55" calcext:value-type="float">
              <text:p>55</text:p>
            </table:table-cell>
            <table:table-cell table:style-name="ce95" office:value-type="float" office:value="45" calcext:value-type="float">
              <text:p>45</text:p>
            </table:table-cell>
            <table:table-cell table:number-columns-repeated="2" table:style-name="ce95" office:value-type="float" office:value="50" calcext:value-type="float">
              <text:p>50</text:p>
            </table:table-cell>
            <table:table-cell table:style-name="ce95" office:value-type="float" office:value="80" calcext:value-type="float">
              <text:p>80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office:value-type="string" calcext:value-type="string">
              <text:p>Transmit (mA)</text:p>
            </table:table-cell>
            <table:table-cell table:style-name="ce54"/>
            <table:table-cell table:style-name="ce95" office:value-type="float" office:value="45" calcext:value-type="float">
              <text:p>45</text:p>
            </table:table-cell>
            <table:table-cell table:style-name="ce95" office:value-type="float" office:value="270" calcext:value-type="float">
              <text:p>270</text:p>
            </table:table-cell>
            <table:table-cell table:style-name="ce95" office:value-type="float" office:value="55" calcext:value-type="float">
              <text:p>55</text:p>
            </table:table-cell>
            <table:table-cell table:number-columns-repeated="2" table:style-name="ce95" office:value-type="float" office:value="150" calcext:value-type="float">
              <text:p>150</text:p>
            </table:table-cell>
            <table:table-cell table:style-name="ce95" office:value-type="string" calcext:value-type="string">
              <office:annotation draw:style-name="gr9" draw:text-style-name="P3" svg:width="3.583cm" svg:height="1.191cm" svg:x="19.158cm" svg:y="26.736cm" draw:caption-point-x="-0.429cm" draw:caption-point-y="0.275cm">
                <dc:date>2014-08-22T00:00:00</dc:date>
                <text:p text:style-name="P3"><text:span text:style-name="T3">The transmit current </text:span><text:span text:style-name="T5">is software selectable from 1mW to 1W</text:span></text:p>
              </office:annotation>
              <text:p>110 - 730</text:p>
            </table:table-cell>
            <table:table-cell table:style-name="ce135"/>
            <table:table-cell table:number-columns-repeated="1013"/>
          </table:table-row>
          <table:table-row table:style-name="ro3">
            <table:table-cell/>
            <table:table-cell table:style-name="ce29"/>
            <table:table-cell table:style-name="ce54" table:number-columns-repeated="8"/>
            <table:table-cell table:style-name="ce135"/>
            <table:table-cell table:number-columns-repeated="1013"/>
          </table:table-row>
          <table:table-row table:style-name="ro1">
            <table:table-cell/>
            <table:table-cell table:style-name="ce30"/>
            <table:table-cell table:style-name="ce56" table:number-columns-repeated="8"/>
            <table:table-cell table:style-name="ce136"/>
            <table:table-cell table:number-columns-repeated="1013"/>
          </table:table-row>
        </table:table-row-group>
        <table:table-row table:style-name="ro3">
          <table:table-cell/>
          <table:table-cell table:style-name="ce31"/>
          <table:table-cell table:number-columns-repeated="1022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Battery Life comparison'.$A$1" table:cell-range-address="$'Battery Life comparison'.$B$2:.$K$52" table:range-usable-as="print-range"/>
        </table:named-expressions>
        <calcext:conditional-formats>
          <calcext:conditional-format calcext:target-range-address="'Battery Life comparison'.F32:'Battery Life comparison'.J32">
            <calcext:condition calcext:apply-style-name="Excel_CondFormat_1_1_1" calcext:value="&gt;1" calcext:base-cell-address="'Battery Life comparison'.F32"/>
            <calcext:condition calcext:apply-style-name="Excel_CondFormat_1_1_2" calcext:value="&lt;=1" calcext:base-cell-address="'Battery Life comparison'.F32"/>
          </calcext:conditional-format>
        </calcext:conditional-formats>
      </table:table>
      <table:table table:name="Stima" table:style-name="ta2">
        <office:forms form:automatic-focus="false" form:apply-design-mode="false"/>
        <table:table-column table:style-name="co12" table:number-columns-repeated="10" table:default-cell-style-name="Default"/>
        <table:table-row table:style-name="ro5">
          <table:table-cell office:value-type="string" calcext:value-type="string">
            <text:p>Stima a partita</text:p>
          </table:table-cell>
          <table:table-cell table:number-columns-repeated="4"/>
          <table:table-cell office:value-type="string" calcext:value-type="string">
            <text:p>Tempo totale</text:p>
          </table:table-cell>
          <table:table-cell table:number-columns-repeated="2"/>
          <table:table-cell office:value-type="string" calcext:value-type="string">
            <text:p>Tempo sleep medio</text:p>
          </table:table-cell>
          <table:table-cell/>
        </table:table-row>
        <table:table-row table:style-name="ro5">
          <table:table-cell table:number-columns-repeated="5"/>
          <table:table-cell table:formula="of:=15*60*4" office:value-type="float" office:value="3600" calcext:value-type="float">
            <text:p>3600</text:p>
          </table:table-cell>
          <table:table-cell office:value-type="string" calcext:value-type="string">
            <text:p>s</text:p>
          </table:table-cell>
          <table:table-cell/>
          <table:table-cell table:formula="of:=[.F2]/[.B5]" office:value-type="float" office:value="51.4285714285714" calcext:value-type="float">
            <text:p>51,4285714286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table:number-columns-repeated="10"/>
        </table:table-row>
        <table:table-row table:style-name="ro5">
          <table:table-cell/>
          <table:table-cell table:style-name="ce137" office:value-type="string" calcext:value-type="string">
            <text:p>N Pressioni tasti</text:p>
          </table:table-cell>
          <table:table-cell/>
          <table:table-cell office:value-type="string" calcext:value-type="string">
            <text:p>Tempo di transmissione</text:p>
          </table:table-cell>
          <table:table-cell/>
          <table:table-cell office:value-type="string" calcext:value-type="string">
            <text:p>Tempo Transmissione totale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</text:p>
          </table:table-cell>
          <table:table-cell table:formula="of:=[.D5]*[.B5]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6" table:number-rows-repeated="3">
          <table:table-cell table:number-columns-repeated="10"/>
        </table:table-row>
        <table:table-row table:style-name="ro5">
          <table:table-cell office:value-type="string" calcext:value-type="string">
            <text:p>Stima batteria effettiva</text:p>
          </table:table-cell>
          <table:table-cell table:number-columns-repeated="2"/>
          <table:table-cell office:value-type="string" calcext:value-type="string">
            <text:p>Tempo di uso</text:p>
          </table:table-cell>
          <table:table-cell/>
          <table:table-cell office:value-type="string" calcext:value-type="string">
            <text:p>Tempo batteria effettivo</text:p>
          </table:table-cell>
          <table:table-cell table:number-columns-repeated="4"/>
        </table:table-row>
        <table:table-row table:style-name="ro5">
          <table:table-cell office:value-type="float" office:value="0.97" calcext:value-type="float">
            <text:p>0,97</text:p>
          </table:table-cell>
          <table:table-cell office:value-type="string" calcext:value-type="string">
            <text:p>anni</text:p>
          </table:table-cell>
          <table:table-cell/>
          <table:table-cell table:formula="of:=[.F2]/3600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style-name="ce138" table:formula="of:=[.A12]/(52*[.D10])" office:value-type="float" office:value="163.407692307692" calcext:value-type="float">
            <text:p>163,4076923077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formula="of:=[.A10]*365*24" office:value-type="float" office:value="8497.2" calcext:value-type="float">
            <text:p>8497,2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5">
          <table:table-cell table:number-columns-repeated="10"/>
        </table:table-row>
        <table:table-row table:style-name="ro6" table:number-rows-repeated="2">
          <table:table-cell table:number-columns-repeated="10"/>
        </table:table-row>
        <table:table-row table:style-name="ro5" table:number-rows-repeated="5">
          <table:table-cell table:number-columns-repeated="10"/>
        </table:table-row>
        <table:table-row table:style-name="ro6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5">
          <table:table-cell table:number-columns-repeated="8"/>
          <table:table-cell table:style-name="ce139"/>
          <table:table-cell/>
        </table:table-row>
        <table:table-row table:style-name="ro5">
          <table:table-cell table:number-columns-repeated="10"/>
        </table:table-row>
        <table:table-row table:style-name="ro6" table:number-rows-repeated="1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 table:number-rows-repeated="3">
          <table:table-cell table:number-columns-repeated="10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percentage-style style:name="N135">
      <number:number number:decimal-places="1" number:min-integer-digits="1"/>
      <number:text>%</number:text>
    </number:percentage-style>
    <number:number-style style:name="N136">
      <number:number number:decimal-places="7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3" number:min-integer-digits="1"/>
    </number:number-style>
    <number:number-style style:name="N141">
      <number:scientific-number number:decimal-places="4" number:min-integer-digits="1" number:min-exponent-digits="2"/>
    </number:number-style>
    <number:number-style style:name="N142">
      <number:scientific-number number:decimal-places="3" number:min-integer-digits="1" number:min-exponent-digits="2"/>
    </number:number-style>
    <number:number-style style:name="N143">
      <number:scientific-number number:decimal-places="1" number:min-integer-digits="1" number:min-exponent-digits="2"/>
    </number:number-style>
    <number:number-style style:name="N144">
      <number:scientific-number number:decimal-places="0" number:min-integer-digits="1" number:min-exponent-digits="2"/>
    </number:number-style>
    <number:number-style style:name="N145">
      <number:number number:decimal-places="1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Arial Unicode MS" style:font-family-asian="'Arial Unicode M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00ff00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17:48:04.2586879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attery_20_Life_20_comparison" style:display-name="PageStyle_Battery Life compari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ttery Life Calculator</dc:title>
    <meta:initial-creator>Jan Finlinson</meta:initial-creator>
    <meta:creation-date>2005-03-11T21:37:05</meta:creation-date>
    <dc:date>2014-08-30T18:41:14.791278125</dc:date>
    <meta:print-date>2005-07-20T22:27:30</meta:print-date>
    <meta:generator>LibreOffice/4.2.4.2$Linux_X86_64 LibreOffice_project/420m0$Build-2</meta:generator>
    <meta:editing-duration>PT49M34S</meta:editing-duration>
    <meta:editing-cycles>26</meta:editing-cycles>
    <meta:document-statistic meta:table-count="2" meta:cell-count="252" meta:object-count="3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